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692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2kproc1-2-3(changeDuplicates(changeDuplicatesC2(mxKeySwapBitsG(mxKeyAlg2(changeDuplicatesB(mxKeyXorB(mxKeyShuffle(mxKeySwapBitsEE2(mxKeyNot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p2kproc1-2-3(mxKeySwapBitsF(mxKeyAlg2(changeDuplicatesC2(mxKeyRotEnc(mxKeySwapMinors3(mxKeyAlg1(changeDuplicatesB(mxKeyReverseBits(mxKeyReverseBits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p2kproc1-2-3(changeDuplicates(mxKeySwapBitsF(mxKeyShuffle(mxKeyAlg1(p2kproc3(mxKeySwapBitsEE2(mxKeySwapBitsG(mxKeyReverseBits(mxKeyAddRR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p2kproc1-2-3(mxKeySwapBitsD(mxKeyXorRR(mxKeyAddRR(mxKeySwapBitsEE2(mxKeyRotateLeftBits(mxKeyAlg2(mxKeySwapBitsRound(mxKeyAddRR(mxKeyRotateLeftBit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p2kproc1-2-3(mxKeyRotateLeftBits(changeDuplicates(mxKeySwapBitsG(mxKeyRotEnc(mxKeySwapBitsE(mxKeySwapBitsG(changeDuplicatesC2(mxKeyAlg2(mxKeyRotEnc2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Xor(mxKeySwapBitsEE2(mxKeyAlg2(mxKeyReverseBits(mxKeySwapBitsD(mxKeyRotateLeftBits(changeDuplicates(mxKeySwapBitsF(mxKeyXorR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XorRR(mxKeySwapMinors3(mxKeySwapBitsEE2(mxKeyReverseBits(mxKeyXor(mxKeyRotEnc(mxKeySwapMinors3(mxKeyReverse(changeDuplicates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XorRR(changeDuplicatesB(mxKeyByBitEnc(mxKeyRotEnc2(p2kproc3(mxKeyNot(mxKeyAddRR(mxKeyAlg1(changeDuplicatesB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SwapBitsG(mxKeyXor(mxKeyXor(mxKeySwapBitsF(mxKeyByBitEnc(mxKeyXorRR(mxKeyRotEnc(mxKeyRotEnc2(mxKeyNot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p2kproc3(changeDuplicates(p2kproc3(changeDuplicatesC2(mxKeyRotEnc(mxKeyReverse(mxKeyReverseBits(changeDuplicatesC2(mxKeySwapBitsRoun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RotEnc(mxKeyAlg1(changeDuplicatesC2(mxKeySwapBitsEE2(changeDuplicates(mxKeyNot(mxKeyAddRR(mxKeyRotEnc(mxKeyXo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XorRR(mxKeySwapBitsRound(mxKeySwapBitsEE2(mxKeyXor(changeDuplicatesC2(mxKeySwapBitsEE2(p2kproc3(mxKeySwapBitsF(mxKeyAlg1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changeDuplicatesB(mxKeyAddRR(changeDuplicates(mxKeyReverse(mxKeyAddRR(mxKeyAlg1(mxKeyXor(mxKeyAlg1(mxKeyShuffle(mxKeySwapBitsG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changeDuplicates(mxKeyAddRR(mxKeyByBitEnc(mxKeySwapBitsRound(changeDuplicates(mxKeyXorB(mxKeyRotEnc2(mxKeyRotateLeftBits(changeDuplicatesB(mxKeyRotateLeft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ReverseBits(mxKeySwapBitsF(mxKeySwapBitsD(changeDuplicatesC2(p2kproc3(mxKeySwapBitsRound(mxKeyAlg1(mxKeyReverseBits(mxKeyXo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RotateLeftBits(mxKeySwapBitsRound(mxKeyRotEnc2(mxKeyReverseBits(mxKeyReverseBits(mxKeyReverse(changeDuplicatesC2(mxKeyRotEnc2(mxKeySwapBitsE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XorRR(mxKeyNot(mxKeyReverse(mxKeySwapMinors3(mxKeyXor(mxKeyShuffle(mxKeySwapBitsRound(mxKeyRotEnc2(mxKeyAlg2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ReverseBits(mxKeyAlg2(p2kproc3(mxKeyReverse(mxKeyRotateLeftBits(mxKeyNot(mxKeyShuffle(mxKeySwapBitsE(mxKeySwapBitsF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XorRR(mxKeyNot(mxKeyAlg1(mxKeyAddRR(mxKeyRotateLeftBits(mxKeySwapBitsF(mxKeySwapMinors3(changeDuplicatesB(mxKeySwapBitsE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D(changeDuplicates(mxKeyReverseBits(mxKeySwapBitsG(mxKeyRotateLeftBits(mxKeySwapBitsF(mxKeyXorRR(mxKeyRotEnc2(mxKeyXorB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ByBitEnc(mxKeySwapBitsE(mxKeySwapBitsD(mxKeyAlg2(mxKeyAlg2(mxKeyAlg2(mxKeySwapBitsG(mxKeyRotEnc2(mxKeyShuffle(mxKeyRotateLeft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Alg1(mxKeyShuffle(mxKeyAlg1(mxKeyXorRR(changeDuplicatesB(mxKeySwapBitsE(mxKeyByBitEnc(mxKeyNot(mxKeyNot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EE2(mxKeyAlg1(mxKeyAlg1(mxKeyRotateLeftBits(mxKeySwapMinors3(mxKeyXorB(mxKeySwapBitsF(mxKeyXorB(mxKeySwapBitsD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RotEnc(mxKeySwapBitsD(changeDuplicatesB(p2kproc3(mxKeySwapBitsF(mxKeySwapMinors3(mxKeyXorB(changeDuplicates(mxKeyRever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ReverseBits(mxKeyReverse(mxKeySwapBitsEE2(mxKeyAlg2(mxKeyReverse(changeDuplicatesC2(mxKeyReverse(mxKeyAddRR(mxKeySwapBitsRoun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Minors3(mxKeyAddRR(mxKeyAlg1(mxKeySwapBitsEE2(mxKeySwapBitsRound(mxKeySwapBitsE(mxKeyReverseBits(mxKeyAlg1(mxKeyRotEnc2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B(mxKeySwapBitsD(mxKeySwapBitsD(mxKeyRotEnc2(mxKeySwapBitsF(mxKeyNot(mxKeyRotEnc2(mxKeyRotateLeftBits(mxKeyAlg2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EE2(changeDuplicatesB(mxKeySwapBitsF(mxKeyAlg1(changeDuplicatesB(mxKeyReverse(mxKeySwapBitsE(mxKeySwapBitsE(changeDuplicatesB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F(mxKeyXorB(mxKeyXorRR(mxKeyReverse(mxKeyReverse(mxKeySwapBitsEE2(mxKeyXorRR(mxKeySwapBitsE(mxKeyAlg1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C2(changeDuplicatesB(mxKeySwapBitsD(mxKeyShuffle(mxKeySwapBitsG(mxKeyByBitEnc(mxKeyReverseBits(mxKeySwapBitsG(mxKeyRotEnc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RotEnc2(mxKeyReverseBits(mxKeySwapBitsG(mxKeyXorB(changeDuplicatesC2(mxKeyReverseBits(mxKeyReverse(mxKeyRotateLeftBits(mxKeyRotateLeftBits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RotEnc(mxKeySwapBitsF(mxKeyAddRR(mxKeyReverseBits(changeDuplicatesC2(mxKeyAlg1(changeDuplicatesB(mxKeyXorRR(mxKeySwapBit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Xor(mxKeyXorRR(mxKeyXorRR(mxKeyXorB(mxKeyReverse(mxKeyReverseBits(changeDuplicatesB(mxKeySwapBitsF(mxKeyAlg2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Minors3(mxKeyXorRR(mxKeyNot(mxKeyXorRR(mxKeyAlg2(mxKeySwapBitsF(mxKeyReverse(mxKeyNot(mxKeyXor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Not(mxKeyRotEnc(mxKeySwapBitsRound(mxKeySwapBitsG(mxKeyReverse(mxKeyReverse(mxKeyReverse(mxKeyReverse(mxKeyAlg1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(mxKeyXor(mxKeyAddRR(mxKeyAddRR(mxKeySwapBitsG(mxKeyNot(mxKeySwapBitsD(mxKeyRotEnc2(mxKeyRo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B(mxKeyXorRR(mxKeyAlg1(mxKeyAddRR(mxKeyRotEnc(changeDuplicatesC2(mxKeySwapBitsRound(mxKeySwapBitsG(mxKeyAlg1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Minors3(mxKeySwapMinors3(changeDuplicates(mxKeyAddRR(mxKeyAlg1(mxKeyRotEnc2(mxKeyShuffle(mxKeyNot(mxKeyRotateLeftBits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C2(mxKeyAlg2(mxKeyAlg1(mxKeySwapBitsE(mxKeyRotEnc2(mxKeyRotateLeftBits(mxKeyRotEnc(mxKeyReverse(changeDuplicate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p2kproc3(mxKeyXorB(mxKeySwapBitsG(mxKeyAlg2(mxKeyXorB(mxKeyRotEnc2(mxKeyNot(mxKeySwapBitsEE2(mxKeySwapBitsG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huffle(changeDuplicates(mxKeyNot(mxKeyRotEnc(mxKeySwapBitsF(mxKeySwapBitsG(mxKeyAlg2(mxKeyReverse(mxKeyXorB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p2kproc3(mxKeySwapBitsRound(mxKeyXorB(mxKeySwapBitsD(mxKeyAlg1(mxKeyByBitEnc(mxKeyShuffle(mxKeyAlg2(changeDuplicatesC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Enc2(mxKeyXorB(mxKeyXorB(changeDuplicatesB(mxKeyAlg1(mxKeyRotEnc(mxKeyAddRR(mxKeySwapBitsRound(changeDuplicatesB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Not(mxKeySwapBitsD(mxKeyAddRR(mxKeyAddRR(mxKeySwapBitsG(mxKeyRotateLeftBits(mxKeySwapBitsF(mxKeyXorB(mxKeyXorB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Minors3(mxKeyAlg2(mxKeyXor(mxKeyXorB(mxKeyRotEnc2(mxKeyShuffle(changeDuplicates(mxKeySwapBitsG(changeDuplicatesB(mxKeyRotateLeft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Not(mxKeySwapBitsEE2(mxKeySwapMinors3(mxKeySwapBitsD(changeDuplicatesB(mxKeySwapBitsRound(mxKeyAlg1(mxKeyAlg1(mxKeyNot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changeDuplicatesC2(mxKeyRotEnc2(mxKeyNot(mxKeyRotEnc2(mxKeySwapBitsRound(p2kproc3(mxKeyAddRR(mxKeyShuffle(mxKeyReverse(mxKeySwapBitsD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p2kproc3(mxKeySwapBitsEE2(changeDuplicatesC2(mxKeyRotEnc(p2kproc3(mxKeyXorB(mxKeySwapBitsD(mxKeySwapBitsRound(mxKeyXo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everseBits(mxKeySwapBitsD(mxKeySwapBitsF(changeDuplicates(mxKeyNot(mxKeySwapBitsRound(mxKeySwapBitsF(changeDuplicatesC2(mxKeyRotateLeftBit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(mxKeySwapBitsEE2(mxKeyXor(mxKeyShuffle(mxKeySwapBitsRound(mxKeyReverse(mxKeyAddRR(mxKeyRotateLeftBits(mxKeySwapBitsE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Enc2(mxKeyXorRR(mxKeyXorB(mxKeySwapMinors3(mxKeySwapMinors3(mxKeyAddRR(mxKeyXorRR(mxKeySwapBitsF(mxKeyShuffle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ByBitEnc(mxKeyNot(mxKeyReverse(mxKeyShuffle(mxKeySwapBitsF(mxKeyAddRR(mxKeySwapMinors3(changeDuplicates(mxKeyAlg2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2(mxKeyXorRR(mxKeySwapMinors3(mxKeySwapMinors3(mxKeyXorRR(mxKeyAlg1(mxKeyAddRR(changeDuplicatesC2(mxKeySwapBitsE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1(mxKeyReverseBits(mxKeyReverse(mxKeyNot(mxKeyAlg1(mxKeyRotateLeftBits(changeDuplicatesB(mxKeySwapMinors3(mxKeySwapBitsE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changeDuplicates(mxKeyRotateLeftBits(mxKeyAddRR(p2kproc3(mxKeySwapBitsF(changeDuplicatesC2(mxKeyByBitEnc(changeDuplicates(mxKeyShuffle(mxKeyReverse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Enc(changeDuplicates(mxKeyAlg2(mxKeyRotEnc2(mxKeyAlg1(mxKeyShuffle(mxKeySwapBitsEE2(mxKeyRotEnc2(mxKeyXorRR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ByBitEnc(mxKeyXorRR(changeDuplicates(mxKeySwapBitsD(mxKeyReverseBits(mxKeyXor(mxKeyRotEnc(mxKeyXor(mxKeyShuffle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1(changeDuplicates(mxKeyByBitEnc(mxKeyXor(mxKeySwapBitsD(mxKeyXorB(changeDuplicates(changeDuplicates(mxKeySwapBitsD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2(mxKeySwapBitsD(changeDuplicates(mxKeyNot(mxKeySwapBitsG(mxKeyReverse(changeDuplicates(changeDuplicatesB(mxKeyShuffle(mxKeySwapBitsG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Enc2(mxKeyAlg2(changeDuplicatesC2(mxKeySwapMinors3(mxKeyAlg2(changeDuplicates(changeDuplicatesC2(mxKeyXorB(mxKeyXo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G(mxKeyXorRR(mxKeyReverse(mxKeySwapBitsF(mxKeyXor(mxKeyAddRR(mxKeyReverse(mxKeySwapBitsG(mxKeySwapBitsE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G(mxKeySwapBitsF(mxKeyReverse(mxKeyReverseBits(p2kproc3(mxKeyXorRR(mxKeyXorB(changeDuplicatesC2(mxKeyReverseBit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Enc(mxKeySwapBitsD(mxKeyAlg2(mxKeySwapBitsEE2(mxKeySwapBitsE(mxKeyShuffle(mxKeyAlg1(mxKeyXorRR(mxKeyShuffle(mxKeyNot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F(mxKeyRotEnc(mxKeySwapMinors3(mxKeySwapBitsG(mxKeyXor(mxKeyXorB(mxKeyAddRR(changeDuplicatesB(changeDuplicatesC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Enc2(mxKeyAlg1(mxKeyShuffle(mxKeyReverseBits(changeDuplicatesC2(mxKeySwapBitsEE2(mxKeyRotEnc(mxKeySwapBitsF(mxKeyAlg1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Bits(mxKeyShuffle(mxKeyRotEnc2(mxKeyRotEnc(mxKeySwapBitsG(mxKeyAddRR(mxKeyShuffle(mxKeyShuffle(mxKeyAlg1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Bits(mxKeySwapBitsD(mxKeyReverseBits(mxKeyXor(mxKeySwapBitsE(mxKeySwapBitsE(changeDuplicatesC2(mxKeyRotEnc(mxKeyXorRR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ddRR(mxKeyXor(mxKeyXorB(mxKeyXor(mxKeySwapBitsF(mxKeySwapBitsRound(mxKeySwapBitsG(p2kproc3(mxKeyShuffl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Enc(changeDuplicatesB(mxKeyAlg1(mxKeySwapBitsG(changeDuplicatesB(mxKeyShuffle(mxKeyNot(mxKeySwapBitsG(mxKeyRotateLeftBit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p2kproc3(mxKeyAddRR(mxKeyXorB(mxKeySwapMinors3(mxKeySwapBitsRound(mxKeyRotateLeftBits(mxKeyRotEnc(mxKeySwapBitsE(mxKeyXorRR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D(changeDuplicates(mxKeySwapBitsRound(mxKeySwapMinors3(mxKeySwapBitsE(mxKeySwapBitsD(mxKeySwapBitsD(mxKeySwapBitsRound(mxKeySwapBitsG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(mxKeySwapBitsE(mxKeyXorRR(mxKeyReverse(mxKeyAlg2(mxKeyAlg1(mxKeySwapBitsF(mxKeyReverseBits(mxKeyRotateLeftBit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Not(mxKeyAddRR(mxKeySwapBitsG(changeDuplicatesC2(mxKeyShuffle(mxKeyXorB(mxKeyXorB(mxKeyAlg1(mxKeyXorB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p2kproc3(mxKeySwapMinors3(mxKeyRotEnc2(mxKeySwapBitsE(mxKeyAddRR(mxKeyRotateLeftBits(mxKeyReverse(mxKeyByBitEnc(mxKeyRotEn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E(mxKeySwapBitsRound(mxKeyRotEnc(mxKeySwapBitsRound(changeDuplicatesC2(mxKeySwapBitsD(mxKeySwapBitsD(mxKeyAlg1(mxKeyNot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Bits(mxKeySwapBitsEE2(mxKeySwapBitsD(mxKeyAlg1(mxKeyReverseBits(mxKeyAddRR(mxKeySwapMinors3(mxKeyRotEnc2(p2kproc3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F(mxKeyRotateLeftBits(mxKeyXorRR(changeDuplicates(mxKeyXorB(mxKeyNot(mxKeyByBitEnc(mxKeyRotEnc2(mxKeyXorB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Bits(mxKeyXorB(mxKeySwapMinors3(mxKeyRotEnc(mxKeySwapBitsD(mxKeySwapBitsF(changeDuplicates(mxKeySwapBitsF(mxKeyRotEnc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ByBitEnc(mxKeyByBitEnc(mxKeyRotEnc2(mxKeyXorB(mxKeyRotEnc2(mxKeyAlg1(mxKeySwapBitsEE2(mxKeyRotEnc(mxKeySwapMinors3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F(mxKeyRotEnc2(mxKeyReverse(mxKeySwapBitsD(p2kproc3(p2kproc3(mxKeySwapBitsEE2(mxKeySwapMinors3(mxKeyRotateLeftBits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G(mxKeyByBitEnc(mxKeySwapBitsEE2(mxKeyXorRR(mxKeyAddRR(mxKeyRotateLeftBits(mxKeySwapBitsD(mxKeyReverse(mxKeyXor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1(mxKeyRotEnc2(mxKeyNot(mxKeyByBitEnc(mxKeyXor(changeDuplicatesC2(mxKeyAddRR(mxKeyXorRR(mxKeyXorB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C2(mxKeySwapBitsD(mxKeyXorB(mxKeySwapBitsD(mxKeyXor(mxKeyReverse(mxKeyReverseBits(mxKeySwapBitsG(mxKeyByBi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1(mxKeySwapBitsE(mxKeyAddRR(changeDuplicatesB(mxKeySwapBitsEE2(mxKeySwapBitsD(mxKeySwapBitsG(mxKeySwapBitsG(mxKeyAlg2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G(changeDuplicates(mxKeyRotEnc(mxKeyShuffle(mxKeyByBitEnc(mxKeyAddRR(changeDuplicatesB(mxKeyXorRR(mxKeyShuffle(mxKeyRever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huffle(mxKeyShuffle(mxKeyReverseBits(mxKeySwapBitsRound(mxKeySwapBitsG(mxKeyXor(mxKeySwapBitsG(mxKeySwapBitsF(mxKeySwapBitsG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ddRR(mxKeySwapBitsEE2(mxKeyReverseBits(p2kproc3(mxKeySwapBitsD(mxKeyAddRR(mxKeySwapBitsE(mxKeySwapBitsE(changeDuplicates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Enc2(p2kproc3(p2kproc3(mxKeyXorRR(mxKeyReverseBits(mxKeyByBitEnc(changeDuplicatesC2(mxKeyNot(mxKeyXorB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E(mxKeySwapBitsEE2(mxKeyAlg2(mxKeyXorRR(changeDuplicatesB(mxKeyReverseBits(mxKeySwapMinors3(mxKeyAlg2(mxKeyReverse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Bits(mxKeyXor(mxKeySwapBitsEE2(mxKeyByBitEnc(mxKeyAddRR(mxKeyXorRR(mxKeySwapBitsF(mxKeyXorRR(mxKeySwapBits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ateLeftBits(mxKeyShuffle(changeDuplicates(mxKeyAlg2(mxKeyRotateLeftBits(mxKeyRotEnc(mxKeySwapBitsE(mxKeySwapBitsRound(mxKeyAddRR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p2kproc3(mxKeyXorRR(mxKeyXorB(mxKeyByBitEnc(changeDuplicatesB(mxKeyAlg2(mxKeySwapBitsEE2(mxKeySwapBitsEE2(mxKeyRo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RR(changeDuplicatesC2(mxKeyReverse(mxKeySwapBitsD(mxKeyReverse(changeDuplicates(mxKeyXorB(mxKeyAlg2(mxKeySwapBitsF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Not(mxKeyAlg2(mxKeyXorB(mxKeySwapBitsRound(mxKeySwapBitsE(mxKeyXorRR(mxKeyNot(changeDuplicatesC2(mxKeyAddRR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(mxKeyXorB(mxKeySwapBitsE(changeDuplicatesC2(mxKeyAlg1(mxKeySwapBitsF(mxKeyXor(mxKeySwapBitsG(mxKeyShuffle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ateLeftBits(mxKeyXorRR(mxKeyAlg1(changeDuplicates(mxKeyXor(mxKeyAlg1(changeDuplicatesB(mxKeyAddRR(mxKeyXo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B(mxKeyAddRR(mxKeyXorRR(mxKeySwapBitsE(changeDuplicates(mxKeyRotEnc2(mxKeyXorB(mxKeyRotEnc2(mxKeyAlg1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AddRR(changeDuplicates(mxKeyAddRR(mxKeyRotateLeftBits(mxKeyRotEnc(mxKeySwapBitsF(changeDuplicatesC2(mxKeyAlg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2(changeDuplicates(mxKeySwapBitsD(mxKeyReverse(changeDuplicatesC2(changeDuplicatesC2(mxKeyAlg2(mxKeyXorB(mxKeyAlg1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(mxKeyAlg2(changeDuplicatesC2(changeDuplicates(mxKeySwapBitsG(mxKeySwapBitsF(mxKeyAlg1(mxKeyRotateLeftBits(mxKeyReverseBit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(changeDuplicatesC2(mxKeyRotEnc2(mxKeySwapBitsF(mxKeySwapBitsRound(mxKeySwapBitsRound(mxKeySwapBitsG(mxKeyRotateLeftBits(mxKeyNot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C2(mxKeySwapMinors3(mxKeySwapBitsF(p2kproc3(mxKeyReverse(mxKeySwapBitsE(changeDuplicates(mxKeyShuffle(mxKeyReverse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Shuffle(changeDuplicatesB(mxKeyByBitEnc(mxKeySwapBitsD(mxKeySwapBitsE(mxKeyAlg2(mxKeyXor(mxKeySwapBitsD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RR(mxKeyXorB(mxKeySwapMinors3(changeDuplicatesB(mxKeySwapBitsEE2(mxKeyAlg2(mxKeyXor(mxKeyNot(mxKeyAlg1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G(mxKeyByBitEnc(mxKeyAlg2(mxKeyXor(mxKeyAlg1(changeDuplicatesB(mxKeyAddRR(changeDuplicatesB(mxKeySwapBitsG(mxKeyNot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(mxKeySwapBitsD(mxKeyXorRR(mxKeyXorB(mxKeyRotEnc2(changeDuplicatesB(mxKeyReverseBits(mxKeyRotEnc2(mxKeyRotateLeftBits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B(mxKeySwapMinors3(changeDuplicatesB(changeDuplicatesB(mxKeyNot(mxKeyAlg2(mxKeyShuffle(changeDuplicates(changeDuplicatesC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Round(mxKeySwapBitsG(mxKeyReverse(mxKeyReverse(p2kproc3(mxKeyByBitEnc(p2kproc3(mxKeyAddRR(mxKeySwapBitsG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huffle(mxKeyXorRR(mxKeyXor(mxKeyRotateLeftBits(p2kproc3(mxKeyReverse(changeDuplicatesC2(changeDuplicatesB(mxKeyAlg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C2(mxKeyRotateLeftBits(mxKeyXorRR(mxKeyXorB(mxKeyAlg2(mxKeyRotEnc2(mxKeyAddRR(mxKeySwapBitsD(mxKeyRotateLeftBit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(p2kproc3(mxKeySwapBitsF(mxKeyAlg1(changeDuplicatesC2(mxKeyRotEnc(changeDuplicates(p2kproc3(mxKeyXorR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ddRR(mxKeySwapBitsG(mxKeyRotEnc(p2kproc3(p2kproc3(mxKeyShuffle(p2kproc3(changeDuplicatesC2(changeDuplicatesB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Round(mxKeyAlg1(mxKeyRotEnc2(mxKeySwapBitsG(p2kproc3(mxKeyXorB(mxKeyRotateLeftBits(mxKeyAddRR(mxKeyXor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Bits(mxKeySwapBitsD(mxKeySwapMinors3(mxKeyAlg1(mxKeyAddRR(mxKeySwapBitsF(mxKeyXorRR(mxKeyAlg2(mxKeyXor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huffle(mxKeyAlg2(changeDuplicatesC2(mxKeySwapBitsF(mxKeyAddRR(mxKeyRotEnc2(mxKeyXorB(p2kproc3(mxKeyAlg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F(mxKeySwapBitsE(mxKeySwapBitsF(mxKeySwapBitsE(mxKeyXor(mxKeyXorB(mxKeyReverseBits(mxKeySwapBitsE(mxKeyNot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F(changeDuplicatesC2(mxKeyRotEnc(mxKeyXor(mxKeyXorRR(changeDuplicatesC2(changeDuplicatesC2(mxKeyAlg2(mxKeyShuffle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ateLeftBits(mxKeyRotateLeftBits(mxKeyReverse(mxKeySwapBitsG(mxKeyXorB(mxKeyAlg1(mxKeySwapBitsRound(mxKeySwapBitsF(mxKeyShuffle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ddRR(mxKeySwapBitsE(p2kproc3(mxKeyAlg1(mxKeySwapBitsD(mxKeyRotateLeftBits(mxKeySwapBitsE(mxKeyByBitEnc(mxKeyRotateLeftBits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(mxKeyShuffle(mxKeyXor(mxKeySwapBitsD(mxKeyNot(p2kproc3(mxKeyRotateLeftBits(mxKeyReverse(mxKeyXor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mxKeySwapBitsG(mxKeyRotEnc(mxKeyAlg2(mxKeyRotEnc2(mxKeyAlg1(mxKeySwapBitsE(changeDuplicates(changeDuplicatesC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Not(mxKeyAddRR(mxKeyAddRR(mxKeyXor(mxKeyXor(changeDuplicates(mxKeySwapBitsF(p2kproc3(mxKeyAdd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Bits(mxKeySwapBitsRound(changeDuplicatesB(mxKeySwapBitsF(changeDuplicatesB(mxKeySwapBitsF(mxKeyRotEnc(changeDuplicatesB(changeDuplicates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(mxKeyByBitEnc(mxKeyAddRR(mxKeySwapBitsE(mxKeyRotEnc2(mxKeyXor(mxKeySwapBitsF(mxKeyAddRR(mxKeyRotateLeft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ateLeftBits(mxKeyShuffle(mxKeyReverse(p2kproc3(mxKeyXorRR(mxKeyXorRR(mxKeySwapBitsF(mxKeyAlg2(mxKeyAlg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RotEnc2(changeDuplicatesB(mxKeyReverse(mxKeySwapBitsF(mxKeyRotEnc2(p2kproc3(changeDuplicates(mxKeyRever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(mxKeySwapBitsG(mxKeyRotEnc(mxKeySwapBitsF(mxKeySwapBitsD(mxKeySwapMinors3(changeDuplicatesC2(mxKeyShuffle(mxKeyReverseBits(mxKeySwapBitsD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huffle(mxKeyRotEnc2(mxKeyReverse(mxKeyXorRR(p2kproc3(changeDuplicatesB(mxKeyAlg2(mxKeyRotEnc(mxKeySwapBits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G(mxKeyAlg1(changeDuplicates(mxKeyAddRR(mxKeyAlg2(mxKeyXor(mxKeySwapBitsF(mxKeySwapBitsF(mxKeyXor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B(mxKeyAddRR(mxKeyAlg1(mxKeySwapBitsD(mxKeyAlg1(changeDuplicates(mxKeyByBitEnc(mxKeyShuffle(mxKeyXo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C2(mxKeySwapMinors3(mxKeyShuffle(mxKeySwapBitsE(changeDuplicatesB(mxKeyXorRR(changeDuplicatesC2(mxKeySwapBitsE(mxKeyShuffle(mxKeySwapBitsD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(mxKeySwapMinors3(mxKeySwapBitsEE2(mxKeyNot(mxKeyReverse(mxKeySwapBitsRound(mxKeySwapBitsG(mxKeyAlg1(mxKeyRotEnc2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B(mxKeyReverseBits(mxKeyNot(mxKeyAddRR(changeDuplicatesB(mxKeyShuffle(mxKeyByBitEnc(mxKeySwapBitsD(mxKeyRotEnc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Not(mxKeyXorB(changeDuplicatesC2(mxKeySwapBitsG(mxKeyAlg2(mxKeyAlg2(mxKeySwapBitsD(mxKeySwapBitsE(mxKeyRotEn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B(mxKeySwapBitsG(changeDuplicates(mxKeySwapBitsRound(mxKeyXorB(changeDuplicates(mxKeySwapBitsG(p2kproc3(mxKeyAlg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F(mxKeyReverse(mxKeyByBitEnc(mxKeyNot(changeDuplicatesC2(mxKeyAlg1(mxKeyRotateLeftBits(mxKeyShuffle(mxKeyRotateLeftBits(mxKeySwapBitsG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XorRR(changeDuplicates(mxKeySwapBitsD(mxKeySwapBitsEE2(mxKeyAlg1(changeDuplicatesB(changeDuplicatesB(mxKeyReverseBits(mxKeyNot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2(mxKeySwapBitsD(mxKeyXor(mxKeyRotateLeftBits(mxKeySwapBitsRound(mxKeySwapMinors3(p2kproc3(mxKeyXor(mxKeyAlg1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AddRR(mxKeyAlg2(mxKeySwapBitsG(mxKeyAlg1(mxKeyReverse(mxKeySwapBitsG(mxKeySwapBitsF(mxKeySwapBitsF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D(p2kproc3(mxKeyShuffle(mxKeyAlg1(mxKeyRotEnc(mxKeyAlg2(mxKeySwapBitsRound(mxKeySwapBitsE(changeDuplicates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XorRR(mxKeySwapMinors3(mxKeySwapBitsF(mxKeyReverseBits(changeDuplicatesB(mxKeySwapBitsE(mxKeyXorRR(changeDuplicate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Alg2(mxKeyXorB(changeDuplicatesB(mxKeyRotateLeftBits(mxKeyReverseBits(changeDuplicatesB(mxKeySwapBitsF(mxKeySwapBitsF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ateLeftBits(mxKeyXorB(mxKeySwapMinors3(mxKeySwapBitsEE2(mxKeyAlg1(mxKeySwapBitsRound(mxKeySwapBitsG(mxKeyReverse(changeDuplicates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SwapBitsEE2(mxKeyXor(mxKeyXor(mxKeyXor(mxKeySwapMinors3(mxKeySwapBitsE(mxKeySwapBitsEE2(mxKeyAddRR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(mxKeyReverseBits(mxKeySwapBitsE(mxKeyXorRR(mxKeySwapBitsEE2(mxKeySwapBitsG(mxKeyXorB(mxKeySwapBitsRound(mxKeyAlg2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Round(p2kproc3(mxKeyAddRR(changeDuplicatesC2(mxKeySwapBitsRound(mxKeyNot(mxKeyByBitEnc(mxKeyRotEnc2(mxKeyAlg2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SwapMinors3(mxKeySwapBitsD(mxKeyXor(p2kproc3(mxKeyRotEnc2(mxKeySwapBitsG(changeDuplicates(mxKeyRotEnc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Round(mxKeyXorRR(mxKeyShuffle(mxKeyReverse(mxKeyNot(mxKeySwapMinors3(mxKeyRotEnc(mxKeyByBitEnc(mxKeySwapBitsF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ByBitEnc(mxKeyRotEnc2(mxKeySwapBitsD(changeDuplicatesC2(mxKeyXor(mxKeyReverseBits(changeDuplicatesB(changeDuplicatesB(mxKeySwapBitsD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mxKeyAlg2(mxKeySwapBitsF(mxKeySwapBitsD(mxKeyAddRR(mxKeyNot(mxKeyRotateLeftBits(mxKeyXorRR(mxKeyAdd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F(mxKeyXorB(mxKeyXorRR(mxKeyByBitEnc(p2kproc3(mxKeySwapBitsEE2(changeDuplicatesC2(mxKeyAddRR(mxKeyAlg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Minors3(mxKeySwapBitsEE2(mxKeyNot(mxKeySwapBitsRound(changeDuplicates(mxKeyNot(mxKeyXor(changeDuplicatesC2(changeDuplicatesB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mxKeyRotEnc(mxKeyXorB(mxKeyShuffle(mxKeySwapBitsEE2(mxKeyAlg1(mxKeySwapBitsE(mxKeyXorRR(mxKeyReverse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(mxKeyShuffle(mxKeyXor(mxKeyRotEnc2(mxKeyShuffle(mxKeyAlg1(mxKeyShuffle(mxKeyReverse(mxKeySwapBitsG(mxKeyNot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mxKeyNot(mxKeyAlg2(mxKeyAlg2(mxKeySwapBitsE(mxKeySwapBitsG(mxKeyReverseBits(mxKeyXorB(mxKeyShuffle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mxKeySwapBitsF(changeDuplicates(mxKeySwapBitsD(mxKeyAlg2(mxKeyByBitEnc(mxKeyByBitEnc(changeDuplicates(changeDuplicatesB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F(mxKeyRotEnc(mxKeyReverse(mxKeyRotateLeftBits(mxKeyXorB(mxKeySwapBitsE(mxKeyAlg2(mxKeyAddRR(mxKeySwapBitsF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Minors3(mxKeyAlg1(p2kproc3(mxKeyXorRR(mxKeyReverseBits(mxKeyShuffle(changeDuplicates(changeDuplicatesC2(mxKeySwapBitsE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Round(mxKeyXor(changeDuplicates(mxKeyRotEnc(mxKeyReverse(mxKeyAddRR(changeDuplicatesB(changeDuplicatesC2(mxKeyShuffl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mxKeyRotEnc(mxKeyRotEnc2(mxKeyRotateLeftBits(changeDuplicates(mxKeyRotEnc2(mxKeyByBitEnc(mxKeySwapBitsD(mxKeySwapMinors3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mxKeyAlg2(mxKeySwapBitsEE2(mxKeyByBitEnc(changeDuplicatesB(mxKeyXor(mxKeyXor(mxKeySwapBitsEE2(mxKeyByBi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SwapBitsF(mxKeyRotEnc(mxKeyXorRR(changeDuplicatesC2(mxKeyAlg2(mxKeyRotEnc2(changeDuplicatesB(mxKeySwapBitsG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D(mxKeySwapBitsG(mxKeySwapBitsD(mxKeyReverse(mxKeyShuffle(mxKeyRotateLeftBits(changeDuplicatesC2(changeDuplicatesC2(mxKeyReverse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Not(mxKeyRotateLeftBits(mxKeyXor(mxKeyShuffle(mxKeyRotEnc2(mxKeyXor(mxKeyXorB(changeDuplicatesC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mxKeySwapBitsD(mxKeyNot(changeDuplicatesC2(mxKeyRotEnc2(p2kproc3(mxKeySwapBitsE(changeDuplicates(changeDuplicates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Not(mxKeyByBitEnc(mxKeyAlg2(mxKeyAddRR(changeDuplicatesB(mxKeyShuffle(mxKeySwapBitsG(mxKeySwapBitsE(mxKeyNot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mxKeyRotEnc(mxKeySwapBitsE(mxKeyXorRR(mxKeyShuffle(mxKeyReverseBits(changeDuplicatesB(mxKeyXor(changeDuplicate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(mxKeyNot(mxKeySwapBitsF(mxKeyAddRR(mxKeyAlg2(mxKeySwapBitsEE2(mxKeySwapBitsD(mxKeySwapBitsF(mxKeySwapBitsD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Minors3(mxKeyAddRR(mxKeyReverseBits(changeDuplicatesC2(mxKeyRotEnc2(mxKeyShuffle(mxKeyXorRR(mxKeyReverseBits(mxKeyRotEnc2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mxKeyRotEnc(mxKeyAlg1(mxKeyRotEnc2(mxKeyReverseBits(mxKeyAlg2(mxKeyShuffle(changeDuplicatesC2(mxKeySwapBitsG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changeDuplicatesC2(mxKeyRotEnc2(mxKeyXorRR(changeDuplicatesC2(mxKeyAlg1(mxKeyReverseBits(mxKeyAddRR(mxKeyRotEn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ReverseBits(mxKeyShuffle(mxKeySwapMinors3(mxKeySwapMinors3(mxKeyXor(mxKeyRotEnc2(mxKeyNot(mxKeyShuffle(mxKeyRotateLeft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SwapBitsG(mxKeySwapBitsRound(p2kproc3(mxKeyRotEnc(mxKeyRotEnc2(mxKeySwapBitsF(mxKeyAddRR(changeDuplicatesB(mxKeySwapBitsF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XorB(mxKeyByBitEnc(mxKeyByBitEnc(mxKeyReverseBits(mxKeyRotEnc2(mxKeyAddRR(changeDuplicatesB(mxKeyShuffl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F(mxKeyAlg1(mxKeyShuffle(mxKeyAddRR(mxKeyXorB(mxKeyRotateLeftBits(mxKeyReverseBits(mxKeyRotateLeftBits(changeDuplicates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Alg2(mxKeySwapBitsE(mxKeyXorB(changeDuplicatesB(mxKeySwapBitsD(mxKeyRotEnc2(mxKeySwapMinors3(changeDuplicatesB(mxKeySwapBitsG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SwapBitsF(mxKeyRotEnc2(mxKeyReverse(mxKeySwapBitsG(mxKeyByBitEnc(changeDuplicatesC2(mxKeyXorB(mxKeyAlg2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Minors3(mxKeySwapBitsE(mxKeySwapBitsD(mxKeySwapBitsE(changeDuplicatesB(mxKeyByBitEnc(mxKeyXorRR(mxKeyXor(changeDuplicate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ByBitEnc(mxKeyShuffle(mxKeyRotateLeftBits(mxKeySwapBitsRound(mxKeyRotateLeftBits(mxKeyRotEnc(mxKeyRotEnc(mxKeyReverseBits(mxKeyAlg2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RotateLeftBits(mxKeyShuffle(p2kproc3(changeDuplicates(changeDuplicatesB(mxKeySwapBitsD(mxKeyRotateLeftBits(mxKeyRotateLeftBits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F(mxKeyXorB(mxKeyReverse(mxKeyAlg2(mxKeyAddRR(mxKeyXorB(mxKeyRotEnc2(mxKeyReverseBits(mxKeyRotEnc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ByBitEnc(mxKeySwapBitsRound(mxKeyXorRR(mxKeySwapBitsG(mxKeySwapBitsEE2(mxKeyAddRR(mxKeySwapBitsEE2(mxKeyXorB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2(mxKeySwapBitsG(mxKeyXorB(changeDuplicates(mxKeyShuffle(mxKeyAddRR(mxKeyRotateLeftBits(mxKeyReverseBits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SwapBitsF(mxKeySwapBitsEE2(mxKeySwapBitsE(mxKeyXor(mxKeyReverseBits(mxKeySwapBitsRound(mxKeyAlg2(mxKeyReverseBits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ateLeftBits(mxKeySwapBitsF(changeDuplicatesC2(mxKeyRotEnc(mxKeyAlg1(mxKeySwapBitsE(mxKeyAlg1(p2kproc3(mxKeyReverse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SwapBitsE(changeDuplicates(mxKeySwapBitsE(mxKeySwapBitsG(changeDuplicatesB(mxKeySwapMinors3(mxKeySwapBitsEE2(mxKeyAdd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B(p2kproc3(mxKeySwapBitsEE2(mxKeySwapMinors3(mxKeyAlg2(mxKeyNot(mxKeyRotateLeftBits(changeDuplicates(mxKeySwapMinors3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Round(mxKeyXorRR(mxKeySwapBitsE(mxKeyXorRR(mxKeyAlg2(mxKeyRotEnc2(mxKeyXor(mxKeyRotEnc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mxKeyReverseBits(changeDuplicatesB(mxKeyRotEnc(mxKeySwapBitsF(mxKeyReverseBits(changeDuplicates(mxKeyAddRR(mxKeySwapMinors3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mxKeySwapBitsEE2(mxKeyAlg2(mxKeySwapMinors3(mxKeySwapMinors3(mxKeySwapBitsE(mxKeyNot(mxKeySwapBitsF(changeDuplicates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Reverse(mxKeySwapBitsRound(mxKeyShuffle(mxKeyNot(p2kproc3(mxKeyXorRR(mxKeyAlg2(mxKeySwapBitsF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AddRR(mxKeyXor(mxKeyShuffle(mxKeyAddRR(mxKeyByBitEnc(mxKeyAlg2(mxKeyRotateLeftBits(p2kproc3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F(mxKeySwapBitsEE2(mxKeyRotEnc2(p2kproc3(mxKeyAlg2(mxKeySwapBitsG(mxKeySwapBitsG(mxKeyRotEnc2(mxKeyRotEnc2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changeDuplicates(changeDuplicatesB(mxKeySwapBitsRound(mxKeyAddRR(changeDuplicates(mxKeySwapBitsF(p2kproc3(mxKeySwapBitsE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E2(mxKeyRotEnc(mxKeySwapBitsE(mxKeyRotEnc(mxKeyReverseBits(mxKeyRotEnc2(mxKeySwapMinors3(changeDuplicatesC2(mxKeyAddRR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mxKeySwapBitsRound(mxKeyRotEnc(mxKeyAlg2(mxKeyRotateLeftBits(mxKeyRotateLeftBits(mxKeySwapBitsF(mxKeySwapBitsEE2(mxKeyAlg1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RotEnc(changeDuplicates(mxKeyRotEnc(mxKeySwapBitsE(mxKeySwapBitsG(mxKeyAlg2(mxKeyRotEnc2(mxKeySwapMinors3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XorB(mxKeyReverseBits(mxKeyAlg2(mxKeySwapBitsG(mxKeyXor(mxKeySwapBitsF(mxKeyRotEnc2(mxKeyShuffle(mxKeySwapBitsF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changeDuplicatesC2(mxKeyXorRR(mxKeyRotEnc2(mxKeyReverseBits(mxKeyAlg1(mxKeyXorRR(mxKeyNot(mxKeySwapBitsG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mxKeyAlg1(mxKeyAlg1(mxKeyXor(mxKeyRotateLeftBits(mxKeySwapBitsG(mxKeySwapBitsG(mxKeyByBitEnc(mxKeyAlg2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changeDuplicates(mxKeyAddRR(mxKeyXorB(mxKeyByBitEnc(mxKeyAddRR(mxKeySwapBitsG(mxKeyReverse(mxKeyReverse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AddRR(mxKeySwapBitsG(mxKeyRotEnc(mxKeySwapMinors3(mxKeyXorB(mxKeyShuffle(mxKeySwapBitsG(mxKeySwapBitsG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Shuffle(mxKeySwapBitsRound(changeDuplicatesB(mxKeyAddRR(changeDuplicates(mxKeyXor(mxKeyShuffle(mxKeyShuffle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mxKeyXor(p2kproc3(changeDuplicatesB(mxKeySwapBitsG(changeDuplicatesC2(mxKeyNot(mxKeyRotateLeftBits(changeDuplicatesC2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ReverseBits(mxKeyXorB(mxKeyAlg1(mxKeyAlg2(mxKeyReverse(changeDuplicatesC2(changeDuplicatesC2(changeDuplicates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mxKeyByBitEnc(mxKeyReverse(mxKeySwapBitsG(mxKeyXor(mxKeySwapBitsG(mxKeySwapBitsG(mxKeyXor(mxKeyRotateLeftBits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Shuffle(mxKeySwapBitsD(mxKeyAlg1(mxKeyReverse(mxKeyAddRR(mxKeyReverse(mxKeyAddRR(mxKeyAlg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RotateLeftBits(changeDuplicatesB(mxKeySwapBitsD(mxKeyShuffle(mxKeyAddRR(mxKeyRotateLeftBits(p2kproc3(mxKeyReverse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SwapBitsRound(mxKeyRotEnc2(mxKeyRotEnc2(mxKeySwapBitsRound(mxKeyXor(mxKeySwapBitsD(mxKeyAlg1(mxKeyAlg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SwapBitsF(changeDuplicatesB(mxKeyAlg1(mxKeyRotEnc(mxKeyRotateLeftBits(mxKeyAddRR(mxKeySwapBitsF(mxKeyReverseBit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(mxKeyByBitEnc(mxKeyReverse(mxKeyXorRR(p2kproc3(mxKeyXor(changeDuplicatesB(mxKeyRotEnc2(changeDuplicate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changeDuplicatesB(mxKeyReverseBits(mxKeyReverseBits(mxKeySwapMinors3(changeDuplicatesB(mxKeyNot(mxKeyRotateLeftBits(mxKeyXor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SwapMinors3(mxKeySwapBitsE(mxKeyReverse(mxKeyRotEnc(mxKeyRotateLeftBits(mxKeyRotEnc2(mxKeyXorRR(mxKeyXo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mxKeyNot(mxKeyRotateLeftBits(mxKeyRotEnc(mxKeySwapBitsG(mxKeyByBitEnc(mxKeySwapBitsG(mxKeyXor(mxKeySwapBitsE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1(mxKeyNot(mxKeySwapMinors3(mxKeySwapBitsF(mxKeyAddRR(mxKeySwapBitsD(mxKeyShuffle(mxKeySwapBitsF(mxKeyByBi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SwapBitsD(mxKeySwapMinors3(mxKeyXorRR(changeDuplicates(mxKeyRotEnc2(mxKeyAddRR(mxKeyXorRR(mxKeySwapBitsD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SwapBitsD(mxKeySwapBitsD(mxKeyXorRR(changeDuplicatesB(mxKeySwapBitsD(mxKeyByBitEnc(mxKeyXor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RotEnc2(mxKeyReverse(mxKeySwapBitsEE2(changeDuplicatesC2(p2kproc3(mxKeyXorRR(mxKeyNot(p2kproc3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mxKeySwapMinors3(mxKeyXor(mxKeySwapMinors3(mxKeyXorB(mxKeySwapBitsEE2(mxKeyAlg2(mxKeySwapBitsF(mxKeyRotEnc2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SwapBitsG(mxKeyAlg1(changeDuplicatesB(p2kproc3(mxKeyRotEnc2(mxKeySwapBitsF(mxKeyShuffle(mxKeyRotEnc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Reverse(mxKeyAddRR(mxKeyByBitEnc(mxKeyRotEnc(mxKeyXorB(mxKeyShuffle(mxKeySwapBitsD(mxKeySwapBitsF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mxKeyByBitEnc(p2kproc3(mxKeySwapBitsF(mxKeySwapMinors3(mxKeySwapBitsRound(changeDuplicates(p2kproc3(mxKeyShuffle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ReverseBits(mxKeySwapBitsG(mxKeyAddRR(mxKeyRotEnc(mxKeySwapBitsE(mxKeyXorB(mxKeyShuffle(mxKeyAddRR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Xor(p2kproc3(mxKeyAlg1(mxKeyXorRR(mxKeyXorRR(mxKeyXorB(mxKeyAlg1(changeDuplicatesC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RotEnc(mxKeyAlg1(p2kproc3(mxKeySwapBitsF(mxKeySwapBitsE(mxKeyShuffle(mxKeyByBitEnc(mxKeyXo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changeDuplicatesB(p2kproc3(mxKeyAlg1(mxKeySwapBitsEE2(mxKeyAlg2(mxKeyByBitEnc(mxKeyXorRR(mxKeySwapBit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SwapBitsRound(mxKeySwapBitsG(mxKeyRotEnc2(mxKeySwapBitsD(mxKeyNot(mxKeyReverse(mxKeyXorB(p2kproc3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SwapBitsF(p2kproc3(changeDuplicates(mxKeyByBitEnc(mxKeyXorB(mxKeyAlg2(mxKeyReverseBits(mxKeyNot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XorB(mxKeySwapBitsF(mxKeyXor(mxKeySwapBitsD(mxKeySwapMinors3(mxKeyAddRR(mxKeyAlg2(mxKeyRotEnc2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E2(mxKeySwapBitsF(p2kproc3(changeDuplicatesC2(mxKeySwapBitsD(mxKeyByBitEnc(changeDuplicatesC2(changeDuplicatesB(mxKeySwapBitsE(mxKeySwapBitsG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mxKeyShuffle(mxKeySwapBitsF(mxKeySwapMinors3(mxKeySwapBitsG(mxKeyRotEnc(mxKeySwapBitsG(mxKeyNot(mxKeyAddRR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Xor(mxKeySwapBitsRound(mxKeySwapBitsE(mxKeyShuffle(mxKeySwapMinors3(mxKeyXor(mxKeySwapBitsG(changeDuplicatesB(mxKeyRotateLeft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ByBitEnc(mxKeyReverse(mxKeySwapBitsG(changeDuplicatesB(mxKeyAlg1(mxKeyXorRR(mxKeySwapBitsD(mxKeyByBitEnc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Shuffle(mxKeyRotEnc(mxKeySwapMinors3(mxKeyAddRR(mxKeyXorB(mxKeyReverse(mxKeyRotEnc2(mxKeyRotateLeftBit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ReverseBits(mxKeyReverse(mxKeyReverseBits(mxKeyNot(p2kproc3(mxKeySwapBitsEE2(mxKeyByBitEnc(mxKeyAlg2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RotEnc(mxKeyAlg2(changeDuplicatesC2(mxKeyAlg1(mxKeyShuffle(changeDuplicates(mxKeySwapBitsG(mxKeyAlg2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SwapBitsE(mxKeyRotEnc(mxKeySwapBitsEE2(mxKeySwapBitsRound(mxKeyRotEnc2(mxKeyShuffle(mxKeySwapMinors3(mxKeyXorB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1(mxKeyReverse(mxKeyRotEnc(mxKeyRotEnc2(mxKeyAddRR(mxKeySwapBitsE(mxKeyNot(mxKeyAlg1(changeDuplicatesB(mxKeyNot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ReverseBits(changeDuplicatesC2(mxKeySwapBitsE(changeDuplicatesB(mxKeyReverseBits(mxKeyAlg2(mxKeyAddRR(mxKeyShuffle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RotateLeftBits(mxKeyAlg1(mxKeyXorB(mxKeyReverseBits(mxKeyReverse(changeDuplicatesC2(mxKeyXorRR(mxKeyReverseBit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RotEnc(changeDuplicatesB(mxKeyAlg2(mxKeySwapBitsE(mxKeySwapBitsF(mxKeyAddRR(mxKeySwapBitsD(p2kproc3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p2kproc3(mxKeyRotateLeftBits(mxKeyRotateLeftBits(mxKeyRotEnc(changeDuplicatesC2(mxKeySwapMinors3(mxKeySwapBitsE(mxKeyAlg2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SwapMinors3(mxKeyByBitEnc(mxKeyRotateLeftBits(mxKeyRotateLeftBits(mxKeySwapBitsE(mxKeyXorRR(mxKeySwapBitsE(mxKeyRotEnc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SwapBitsE(mxKeySwapBitsEE2(mxKeyShuffle(changeDuplicates(mxKeySwapBitsE(mxKeyAlg2(changeDuplicatesB(mxKeySwapMinors3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Reverse(mxKeySwapBitsG(changeDuplicatesC2(mxKeySwapMinors3(mxKeyXor(mxKeyRotateLeftBits(mxKeySwapBitsF(p2kproc3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changeDuplicates(p2kproc3(mxKeySwapMinors3(changeDuplicatesB(changeDuplicates(mxKeySwapBitsD(mxKeyReverse(changeDuplicatesC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Not(mxKeyAlg2(changeDuplicates(mxKeyRotEnc(mxKeyRotEnc2(changeDuplicates(mxKeyXorB(mxKeyShuffle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ByBitEnc(mxKeyNot(mxKeyRotEnc(mxKeySwapBitsRound(mxKeySwapBitsF(p2kproc3(mxKeyAddRR(mxKeyReverse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ReverseBits(mxKeySwapBitsRound(mxKeySwapBitsEE2(mxKeyShuffle(mxKeySwapBitsF(mxKeySwapBitsF(mxKeyByBitEnc(mxKeyAlg1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mxKeyAddRR(mxKeyNot(mxKeySwapBitsE(mxKeyXor(changeDuplicates(changeDuplicates(mxKeyAddRR(mxKeyAddRR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E2(mxKeyXorRR(mxKeyRotEnc(mxKeyByBitEnc(mxKeyXorRR(mxKeySwapBitsEE2(mxKeyRotEnc2(mxKeyRotEnc(mxKeyAlg1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1(mxKeyRotEnc2(mxKeySwapBitsEE2(p2kproc3(mxKeyAddRR(mxKeySwapBitsEE2(mxKeyNot(mxKeySwapBitsE(mxKeyRotEnc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XorB(changeDuplicatesB(mxKeyShuffle(mxKeySwapBitsEE2(changeDuplicatesC2(mxKeyAlg1(mxKeyXorB(mxKeyShuffle(mxKeyNot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RotEnc2(mxKeyShuffle(mxKeyRotEnc2(mxKeyReverse(changeDuplicatesC2(mxKeyXor(mxKeyNot(mxKeyXor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SwapBitsE(mxKeySwapBitsD(mxKeyAlg2(mxKeySwapBitsG(mxKeyRotEnc2(changeDuplicatesB(mxKeySwapBitsD(changeDuplicate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SwapBitsD(mxKeySwapBitsG(mxKeyRotateLeftBits(changeDuplicates(changeDuplicatesC2(mxKeyAddRR(mxKeySwapMinors3(mxKeyShuffle(mxKeySwapBitsG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Alg2(mxKeyAddRR(mxKeyReverse(mxKeySwapBitsF(mxKeySwapMinors3(mxKeyAddRR(changeDuplicates(mxKeyAlg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SwapBitsD(mxKeyXor(mxKeyAlg1(mxKeyXorRR(mxKeyRotateLeftBits(mxKeySwapBitsD(mxKeyAlg1(mxKeySwapBitsF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Shuffle(mxKeyAddRR(mxKeySwapBitsRound(mxKeyAddRR(mxKeyRotEnc(mxKeyNot(mxKeySwapBitsF(mxKeyXorB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AddRR(changeDuplicatesB(mxKeyRotateLeftBits(changeDuplicatesB(mxKeyXorRR(changeDuplicatesB(mxKeyAlg2(mxKeySwapBitsG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mxKeySwapBitsE(mxKeyXor(mxKeyXorB(mxKeyXorB(mxKeyReverseBits(p2kproc3(mxKeyAlg2(mxKeyShuffle(mxKeySwapBitsD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SwapMinors3(mxKeyXorB(mxKeySwapBitsD(mxKeySwapBitsEE2(mxKeyRotEnc2(mxKeyRotateLeftBits(mxKeyShuffle(mxKeyXo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XorRR(mxKeyXor(mxKeyAlg1(mxKeySwapBitsG(mxKeyAddRR(mxKeyReverseBits(mxKeySwapBitsD(mxKeyReverseBits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mxKeyByBitEnc(mxKeyRotEnc2(mxKeyRotateLeftBits(mxKeySwapBitsRound(mxKeyXorB(mxKeyXorB(mxKeySwapMinors3(changeDuplicates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XorRR(mxKeySwapBitsD(mxKeyRotEnc(mxKeyByBitEnc(mxKeySwapBitsE(changeDuplicates(mxKeyXor(mxKeyNot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ByBitEnc(mxKeySwapBitsF(mxKeySwapBitsE(mxKeySwapBitsEE2(mxKeyXorB(mxKeyByBitEnc(changeDuplicates(changeDuplicates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XorB(mxKeyXor(mxKeyByBitEnc(mxKeySwapBitsG(mxKeyAddRR(mxKeySwapBitsF(mxKeySwapBitsE(mxKeyXorB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huffle(mxKeyAlg2(mxKeySwapBitsD(mxKeyXorB(mxKeyAlg2(mxKeyXor(mxKeyReverseBits(changeDuplicatesC2(mxKeyAlg1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changeDuplicatesB(changeDuplicates(mxKeySwapBitsE(mxKeySwapBitsEE2(mxKeyByBitEnc(mxKeyAddRR(mxKeyReverseBits(mxKeyXor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SwapBitsF(mxKeySwapBitsG(mxKeyAlg2(mxKeyXor(mxKeyByBitEnc(mxKeyReverse(mxKeyXor(mxKeyAdd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Alg2(mxKeyAlg1(mxKeyXor(mxKeySwapBitsF(mxKeySwapBitsD(mxKeyAddRR(changeDuplicates(mxKeyRotateLeftBits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XorRR(mxKeyXorRR(mxKeySwapBitsD(mxKeySwapBitsEE2(mxKeyAlg2(mxKeySwapBitsF(mxKeySwapBitsG(mxKeySwapBitsD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mxKeyRotEnc2(p2kproc3(mxKeySwapBitsEE2(mxKeyRotEnc(mxKeySwapBitsF(mxKeyByBitEnc(mxKeyNot(changeDuplicates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RotEnc(mxKeySwapMinors3(mxKeyXorB(mxKeySwapBitsEE2(mxKeyAlg1(mxKeySwapMinors3(changeDuplicatesB(mxKeySwapBitsG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changeDuplicates(mxKeySwapBitsRound(mxKeySwapMinors3(mxKeySwapBitsG(mxKeySwapBitsRound(mxKeyNot(changeDuplicatesC2(mxKeyReverse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SwapBitsD(mxKeySwapBitsF(changeDuplicatesC2(mxKeyReverseBits(mxKeySwapBitsF(mxKeyXorB(mxKeyShuffle(mxKeySwapBitsG(mxKeySwapBitsD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changeDuplicates(mxKeyByBitEnc(mxKeyByBitEnc(mxKeySwapMinors3(mxKeyReverse(mxKeyReverse(mxKeyXorRR(mxKeyReverseBits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SwapBitsG(mxKeySwapBitsD(mxKeyReverse(mxKeySwapBitsG(mxKeyAlg1(changeDuplicatesB(mxKeySwapMinors3(changeDuplicates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ByBitEnc(mxKeyRotateLeftBits(changeDuplicatesB(mxKeyAddRR(mxKeyNot(mxKeyReverse(p2kproc3(mxKeyRotateLeftBits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XorRR(p2kproc3(mxKeyReverse(mxKeyReverseBits(mxKeySwapBitsF(mxKeyXorB(p2kproc3(mxKeyRotEnc2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changeDuplicates(mxKeyXor(mxKeyAlg2(mxKeyXorRR(mxKeyReverse(mxKeySwapBitsRound(mxKeyXor(mxKeySwapBitsEE2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SwapBitsRound(changeDuplicatesC2(mxKeyXorRR(mxKeyAlg1(changeDuplicatesB(changeDuplicatesB(p2kproc3(mxKeyShuffle(mxKeySwapBitsF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mxKeySwapBitsRound(mxKeyNot(mxKeyNot(mxKeyByBitEnc(mxKeyXorB(changeDuplicates(mxKeyRotEnc2(mxKeySwapMinors3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SwapMinors3(mxKeyAddRR(mxKeySwapMinors3(mxKeySwapMinors3(mxKeySwapBitsRound(mxKeyNot(mxKeySwapBitsRound(mxKeySwapBitsF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SwapBitsE(mxKeySwapBitsD(mxKeySwapBitsE(mxKeySwapBitsF(changeDuplicatesC2(mxKeyAddRR(mxKeyAlg1(mxKeyRotateLeftBits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mxKeyXor(mxKeySwapBitsF(mxKeySwapBitsG(mxKeyRotateLeftBits(mxKeyAddRR(mxKeyAlg1(mxKeyRotateLeftBits(mxKeyShuffle(mxKeyReverse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XorB(mxKeySwapBitsE(changeDuplicatesC2(mxKeySwapBitsD(mxKeyReverse(mxKeyAlg1(mxKeyRotEnc2(mxKeyShuffle(mxKeySwapBit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Not(mxKeyRotEnc(mxKeySwapBitsE(p2kproc3(mxKeyRotEnc2(mxKeyShuffle(mxKeyXor(changeDuplicates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ReverseBits(mxKeyRotateLeftBits(mxKeyXorRR(mxKeySwapBitsE(mxKeyRotateLeftBits(changeDuplicates(mxKeyReverseBits(mxKeySwapBitsF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changeDuplicatesB(mxKeySwapMinors3(mxKeyRotateLeftBits(changeDuplicates(changeDuplicatesC2(mxKeyShuffle(mxKeySwapBitsE(mxKeySwapMinors3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Shuffle(mxKeySwapBitsD(mxKeyShuffle(mxKeySwapBitsD(mxKeyRotateLeftBits(mxKeyReverseBits(mxKeyAddRR(mxKeyNot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mxKeySwapBitsD(mxKeyNot(mxKeySwapBitsG(mxKeyRotateLeftBits(mxKeyXorRR(mxKeySwapBitsD(mxKeySwapBitsF(mxKeyAddRR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Alg2(mxKeyReverse(mxKeySwapBitsG(mxKeyRotateLeftBits(mxKeyNot(mxKeyShuffle(mxKeyRotateLeftBits(mxKeyReverse(mxKeySwapBitsD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(mxKeySwapMinors3(mxKeyAddRR(changeDuplicatesB(mxKeyReverseBits(mxKeyByBitEnc(mxKeyAlg2(mxKeyShuffle(mxKeyRotEnc2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changeDuplicatesB(mxKeySwapBitsF(mxKeyAlg1(mxKeySwapBitsG(mxKeyRotEnc(mxKeyRotEnc(mxKeyXorB(mxKeyByBi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Not(mxKeyAddRR(mxKeyNot(mxKeyReverse(mxKeyXorB(changeDuplicatesC2(mxKeyReverseBits(mxKeySwapBitsG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SwapBitsEE2(mxKeyByBitEnc(mxKeyXorRR(mxKeySwapBitsEE2(mxKeyXorRR(mxKeyReverse(changeDuplicatesB(mxKeySwapBitsE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SwapBitsD(mxKeySwapBitsEE2(changeDuplicates(mxKeySwapBitsRound(mxKeySwapBitsE(mxKeyAddRR(mxKeyXor(mxKeyAddRR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mxKeyXorRR(p2kproc3(mxKeySwapBitsE(changeDuplicatesC2(mxKeyRotEnc(changeDuplicatesC2(mxKeySwapBitsE(mxKeyShuffle(mxKeyNot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changeDuplicatesC2(mxKeyRotEnc(p2kproc3(mxKeySwapMinors3(mxKeyRotEnc2(mxKeyRotEnc2(mxKeySwapBitsE(changeDuplicates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SwapMinors3(mxKeyXor(mxKeyByBitEnc(mxKeyRotateLeftBits(mxKeyRotateLeftBits(changeDuplicates(mxKeyXorRR(mxKeyXor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changeDuplicatesB(changeDuplicatesB(mxKeyXorB(mxKeyRotEnc(mxKeyXorB(mxKeySwapBitsD(mxKeySwapBitsRound(changeDuplicates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RotateLeftBits(mxKeyAlg2(mxKeyByBitEnc(mxKeySwapMinors3(changeDuplicatesC2(mxKeySwapBitsD(mxKeyReverse(p2kproc3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SwapBitsG(mxKeyRotEnc2(mxKeyXor(mxKeyAlg1(mxKeyXorB(mxKeyAlg1(mxKeyXor(changeDuplicate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Alg1(mxKeyReverse(changeDuplicates(mxKeySwapBitsEE2(mxKeyReverseBits(mxKeyNot(mxKeyByBitEnc(mxKeySwapBitsE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mxKeyAlg1(mxKeyXor(mxKeySwapBitsEE2(changeDuplicatesB(mxKeySwapBitsRound(mxKeyAlg2(mxKeySwapBitsG(mxKeyRotateLeftBit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SwapBitsEE2(mxKeyAlg2(mxKeySwapBitsD(mxKeySwapBitsF(changeDuplicates(mxKeySwapMinors3(changeDuplicatesB(mxKeyAlg2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p2kproc3(mxKeyReverse(mxKeySwapBitsE(mxKeyReverseBits(mxKeyByBitEnc(mxKeyRotEnc2(mxKeyNot(mxKeyByBitEnc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changeDuplicatesB(mxKeyAlg1(mxKeyRotateLeftBits(mxKeyXorRR(mxKeyAlg1(mxKeyXor(mxKeyAddRR(mxKeyAlg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changeDuplicatesC2(mxKeySwapBitsRound(mxKeyNot(mxKeyAlg1(mxKeyRotEnc(mxKeyAlg2(mxKeySwapMinors3(mxKeyAlg1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Alg1(mxKeyXorRR(p2kproc3(mxKeyReverseBits(mxKeySwapBitsF(mxKeyNot(mxKeyShuffle(mxKeyShuffle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Not(mxKeyRotEnc2(mxKeyAddRR(mxKeyRotateLeftBits(mxKeySwapBitsE(mxKeySwapBitsEE2(mxKeyAlg1(mxKeySwapBitsE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p2kproc3(mxKeySwapBitsF(mxKeySwapBitsRound(mxKeyRotEnc2(changeDuplicatesB(mxKeyAlg1(mxKeyReverseBits(mxKeyXorRR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changeDuplicates(mxKeyAlg2(mxKeyXor(mxKeyShuffle(p2kproc3(changeDuplicatesC2(mxKeyXorB(mxKeyXorRR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AddRR(mxKeyRotEnc2(mxKeySwapBitsEE2(changeDuplicatesC2(mxKeySwapMinors3(mxKeySwapBitsD(mxKeySwapBitsD(changeDuplicates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SwapMinors3(changeDuplicatesB(mxKeyShuffle(mxKeyAlg1(changeDuplicates(mxKeySwapBitsD(mxKeyNot(mxKeySwapBits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ReverseBits(mxKeySwapBitsE(mxKeyReverseBits(mxKeySwapBitsD(mxKeySwapBitsE(changeDuplicatesB(mxKeyAddRR(mxKeyShuffl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mxKeySwapBitsG(mxKeySwapBitsRound(mxKeyAlg2(mxKeyShuffle(mxKeyRotEnc2(mxKeyAlg1(changeDuplicatesB(mxKeySwapBitsG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mxKeySwapBitsG(mxKeyByBitEnc(mxKeyXor(mxKeySwapMinors3(mxKeyXor(mxKeyShuffle(mxKeyAlg1(mxKeySwapBitsF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ByBitEnc(mxKeyAddRR(mxKeyShuffle(changeDuplicatesB(mxKeySwapBitsG(mxKeyXorB(mxKeyNot(mxKeyNot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p2kproc3(changeDuplicatesB(mxKeyAddRR(mxKeyShuffle(mxKeyXorRR(mxKeySwapBitsG(changeDuplicates(p2kproc3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SwapBitsD(mxKeyAlg1(mxKeyByBitEnc(mxKeyAddRR(mxKeyShuffle(mxKeyReverseBits(mxKeySwapBitsE(mxKeyReverse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SwapBitsE(mxKeyReverse(mxKeySwapBitsD(p2kproc3(mxKeyRotateLeftBits(p2kproc3(mxKeyAlg2(mxKeyShuffle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Alg2(mxKeyReverseBits(mxKeySwapBitsF(mxKeySwapBitsRound(mxKeySwapBitsEE2(mxKeyXorB(mxKeyXor(mxKeyAdd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AddRR(mxKeyXorRR(changeDuplicatesC2(mxKeyAlg1(mxKeyRotateLeftBits(mxKeyAlg1(mxKeySwapBitsG(mxKeyNot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SwapMinors3(mxKeyXor(mxKeySwapBitsG(mxKeySwapBitsF(mxKeyReverse(mxKeyXorRR(mxKeySwapBitsE(mxKeySwapBitsG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p2kproc3(mxKeyReverse(mxKeySwapBitsRound(mxKeyAlg1(mxKeyShuffle(mxKeySwapBitsF(mxKeySwapBitsG(mxKeyReverse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Alg2(mxKeyXor(changeDuplicates(mxKeySwapBitsF(mxKeySwapBitsG(mxKeyXorB(p2kproc3(mxKeySwapBitsRound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SwapMinors3(mxKeySwapBitsRound(changeDuplicatesC2(changeDuplicatesB(mxKeySwapMinors3(mxKeyRotateLeftBits(mxKeySwapBitsRound(changeDuplicate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Alg2(mxKeySwapBitsD(mxKeySwapBitsE(mxKeyNot(mxKeyShuffle(mxKeyXorB(mxKeySwapBitsRound(mxKeyAlg2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Xor(mxKeyRotEnc(mxKeyAlg2(mxKeySwapMinors3(mxKeyXorB(mxKeySwapMinors3(mxKeyRotateLeftBits(mxKeySwapBitsE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AddRR(changeDuplicates(mxKeySwapBitsF(mxKeySwapBitsF(mxKeyAlg1(mxKeyByBitEnc(mxKeySwapBitsD(mxKeyAlg2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RotEnc(mxKeyRotEnc2(mxKeyRotateLeftBits(mxKeyAlg1(mxKeyReverse(mxKeyAlg1(mxKeySwapBitsD(mxKeyRotateLeftBits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mxKeySwapMinors3(changeDuplicatesC2(changeDuplicates(mxKeySwapBitsRound(mxKeySwapBitsG(mxKeySwapBitsE(changeDuplicatesB(changeDuplicates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changeDuplicates(mxKeyAlg2(mxKeyXor(mxKeySwapBitsD(mxKeyReverse(p2kproc3(mxKeyShuffle(p2kproc3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RotEnc(mxKeyShuffle(mxKeyAddRR(mxKeyNot(mxKeySwapBitsD(mxKeySwapBitsF(mxKeyAlg1(mxKeyShuffl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AddRR(mxKeyReverse(mxKeyXorB(mxKeyReverse(mxKeySwapBitsF(mxKeyAlg2(mxKeyRotateLeftBits(mxKeyShuffle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SwapMinors3(mxKeyReverseBits(mxKeyAlg2(mxKeyReverseBits(mxKeyReverseBits(mxKeyRotEnc2(mxKeyRotEnc(mxKeyAlg1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SwapBitsF(mxKeyRotEnc2(mxKeyReverseBits(mxKeySwapBitsD(mxKeyReverseBits(mxKeyAddRR(mxKeyNot(mxKeyNot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ByBitEnc(mxKeyRotateLeftBits(mxKeyReverse(mxKeyRotEnc(mxKeyAlg2(mxKeyShuffle(mxKeyShuffle(mxKeySwapBitsF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Xor(mxKeyXorB(p2kproc3(mxKeyByBitEnc(mxKeyXorB(mxKeyRotEnc(mxKeyXorRR(mxKeyXor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SwapBitsE(mxKeySwapMinors3(mxKeyAlg1(mxKeyRotEnc2(changeDuplicatesC2(changeDuplicates(mxKeySwapBitsG(mxKeyAlg1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SwapBitsF(mxKeyNot(mxKeyXor(mxKeyRotEnc2(mxKeyAlg1(mxKeySwapBitsEE2(mxKeyXorB(mxKeyAlg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Reverse(mxKeySwapBitsD(mxKeyXor(changeDuplicates(mxKeySwapMinors3(changeDuplicatesB(mxKeyNot(mxKeySwapBitsG(mxKeySwapBit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Xor(mxKeyShuffle(mxKeySwapBitsD(changeDuplicatesC2(mxKeySwapMinors3(mxKeyNot(mxKeyXorB(p2kproc3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Not(mxKeyAddRR(mxKeyReverse(changeDuplicates(mxKeySwapMinors3(mxKeyXorRR(mxKeySwapMinors3(mxKeySwapBitsE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ReverseBits(mxKeyReverse(changeDuplicatesB(mxKeySwapBitsRound(mxKeyRotEnc(mxKeySwapBitsE(mxKeyAlg1(mxKeySwapBitsG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(mxKeySwapBitsRound(mxKeyAlg2(mxKeyRotEnc(mxKeyAlg1(mxKeySwapBitsG(mxKeyXorRR(mxKeySwapMinors3(p2kproc3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SwapBitsD(mxKeyXorRR(mxKeyReverseBits(changeDuplicatesB(mxKeySwapBitsRound(changeDuplicates(changeDuplicatesC2(mxKeyAlg1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RotEnc(mxKeySwapBitsRound(mxKeySwapBitsE(mxKeyAlg1(mxKeyXor(changeDuplicatesC2(mxKeyReverseBits(mxKeyXor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changeDuplicatesC2(mxKeyAlg1(mxKeyReverse(mxKeyShuffle(mxKeyXorRR(mxKeyXorB(mxKeyXorB(mxKeySwapBitsG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Not(mxKeyAddRR(mxKeySwapBitsF(changeDuplicatesB(p2kproc3(mxKeyReverse(mxKeyAlg2(mxKeyXorB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SwapBitsD(mxKeyRotEnc(mxKeySwapBitsF(mxKeySwapMinors3(mxKeySwapMinors3(mxKeyRotEnc(mxKeyRotEnc2(changeDuplicatesB(mxKeyRever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SwapBitsRound(mxKeySwapMinors3(mxKeyXorRR(changeDuplicatesB(mxKeyShuffle(p2kproc3(mxKeyShuffle(mxKeyRotEnc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Alg2(mxKeySwapBitsEE2(mxKeySwapBitsRound(mxKeyNot(changeDuplicatesC2(mxKeyXorB(mxKeyRotateLeftBits(mxKeyAlg1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SwapBitsEE2(mxKeySwapBitsEE2(mxKeyXor(mxKeySwapBitsF(changeDuplicates(mxKeyByBitEnc(changeDuplicates(mxKeyXo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Not(mxKeyReverseBits(mxKeySwapBitsRound(mxKeyByBitEnc(mxKeyByBitEnc(mxKeyXorRR(mxKeySwapBitsG(mxKeySwapBitsEE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SwapBitsD(mxKeyReverseBits(mxKeySwapMinors3(mxKeyXorRR(mxKeySwapBitsRound(changeDuplicatesC2(changeDuplicates(mxKeyAdd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SwapMinors3(mxKeyRotEnc2(mxKeyReverse(mxKeySwapBitsRound(mxKeyAddRR(changeDuplicatesB(mxKeyAlg1(changeDuplicatesB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changeDuplicates(mxKeyReverse(mxKeySwapBitsF(mxKeyReverse(mxKeyXorRR(mxKeyAlg2(changeDuplicatesB(mxKeyAdd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RotEnc(changeDuplicates(changeDuplicates(mxKeySwapMinors3(changeDuplicatesC2(mxKeySwapBitsG(mxKeySwapBitsE(mxKeySwapBitsE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Not(mxKeySwapBitsG(mxKeySwapBitsEE2(mxKeyReverse(mxKeyReverseBits(mxKeyXorB(mxKeyAlg2(mxKeyReverse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SwapMinors3(p2kproc3(mxKeySwapBitsRound(mxKeyAlg1(mxKeyAddRR(mxKeyNot(mxKeyAlg2(mxKeyAlg1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XorRR(mxKeyXor(mxKeySwapBitsF(mxKeyAlg2(mxKeyAddRR(mxKeyRotEnc(mxKeySwapBitsEE2(changeDuplicates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mxKeyAlg2(mxKeyReverse(mxKeyReverseBits(mxKeyReverseBits(mxKeyByBitEnc(mxKeyByBitEnc(mxKeyRotEnc2(mxKeyRotEnc2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Alg1(mxKeyShuffle(mxKeyXorB(mxKeyXor(mxKeySwapBitsRound(mxKeyReverseBits(changeDuplicatesC2(mxKeyNot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RotEnc2(mxKeyXorB(mxKeyRotEnc2(mxKeySwapBitsEE2(mxKeyReverse(mxKeySwapBitsG(mxKeyAddRR(mxKeyRotEnc2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changeDuplicatesB(changeDuplicatesC2(mxKeyAlg1(changeDuplicates(mxKeySwapBitsF(mxKeyAlg1(changeDuplicatesC2(mxKeyAlg2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SwapBitsF(mxKeyAlg2(changeDuplicates(mxKeySwapBitsG(mxKeyRotateLeftBits(mxKeySwapBitsG(p2kproc3(mxKeySwapMinors3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ByBitEnc(mxKeyAddRR(mxKeySwapMinors3(mxKeySwapBitsF(mxKeyAlg1(changeDuplicates(mxKeyXorB(mxKeySwapBitsG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SwapBitsE(mxKeyAlg2(mxKeyXorB(mxKeyAddRR(mxKeyReverseBits(mxKeyXorB(mxKeySwapBitsG(p2kproc3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AddRR(mxKeyAddRR(mxKeyRotEnc(changeDuplicatesB(changeDuplicates(mxKeyRotEnc(mxKeyXor(changeDuplicatesB(mxKeySwapBitsG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F(mxKeyByBitEnc(changeDuplicates(mxKeyNot(mxKeyXor(mxKeySwapBitsEE2(mxKeyAddRR(mxKeyNot(mxKeyShuffle(mxKeySwapBitsG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SwapMinors3(mxKeyRotEnc2(p2kproc3(mxKeyRotEnc2(mxKeyRotateLeftBits(mxKeyByBitEnc(mxKeyAlg2(p2kproc3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SwapMinors3(mxKeyXorB(mxKeyAddRR(changeDuplicatesC2(mxKeySwapBitsEE2(mxKeySwapBitsD(mxKeyReverse(changeDuplicates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p2kproc3(mxKeyRotateLeftBits(mxKeyReverse(mxKeySwapBitsG(mxKeySwapBitsF(mxKeyShuffle(mxKeyXor(mxKeyAddRR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Xor(p2kproc3(mxKeySwapBitsRound(mxKeyAddRR(mxKeyNot(changeDuplicatesB(mxKeyAddRR(mxKeyNot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Not(changeDuplicatesB(changeDuplicates(mxKeySwapBitsEE2(mxKeyReverseBits(changeDuplicates(mxKeySwapBitsRound(changeDuplicates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changeDuplicates(mxKeyReverseBits(changeDuplicates(mxKeyNot(changeDuplicatesB(mxKeyXorRR(mxKeyXorRR(changeDuplicatesC2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changeDuplicates(mxKeySwapMinors3(mxKeySwapBitsE(mxKeyReverseBits(p2kproc3(mxKeySwapBitsRound(mxKeyAlg2(mxKeyXorRR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Alg1(mxKeyRotEnc(mxKeySwapBitsRound(changeDuplicatesC2(mxKeyXorRR(changeDuplicates(mxKeyByBitEnc(mxKeyNot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F(mxKeyReverseBits(mxKeyRotateLeftBits(mxKeyXorRR(mxKeySwapBitsEE2(mxKeyXorRR(mxKeySwapBitsE(mxKeyAlg2(mxKeySwapBitsF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ByBitEnc(changeDuplicatesC2(mxKeySwapBitsE(mxKeyReverseBits(mxKeyXor(mxKeyNot(mxKeyReverseBits(mxKeyShuffle(mxKeyRever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huffle(mxKeyAddRR(mxKeyReverse(mxKeyRotEnc(changeDuplicates(mxKeyAlg2(mxKeyXorRR(mxKeyAlg2(mxKeyAddRR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Shuffle(mxKeyRotateLeftBits(mxKeyRotEnc2(changeDuplicatesC2(mxKeyXor(mxKeySwapBitsD(p2kproc3(mxKeyXo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RotateLeftBits(mxKeyRotEnc2(p2kproc3(changeDuplicatesB(mxKeySwapBitsF(mxKeyRotateLeftBits(mxKeyNot(changeDuplicatesB(mxKeyReverse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ByBitEnc(mxKeySwapMinors3(mxKeyReverseBits(mxKeyRotEnc2(mxKeyXorB(mxKeyRotateLeftBits(mxKeyRotEnc2(mxKeyNot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Alg2(changeDuplicatesC2(mxKeySwapBitsE(mxKeyAlg1(changeDuplicatesB(changeDuplicatesC2(mxKeyAddRR(mxKeySwapBitsG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XorB(mxKeyNot(mxKeySwapMinors3(mxKeySwapBitsE(mxKeyShuffle(mxKeyRotEnc(mxKeyAlg2(mxKeyRotEnc2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SwapBitsF(mxKeySwapBitsG(mxKeyXor(mxKeySwapBitsRound(mxKeySwapBitsRound(mxKeySwapBitsD(mxKeyShuffle(changeDuplicate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RotEnc2(mxKeyShuffle(mxKeyNot(mxKeyReverseBits(changeDuplicates(mxKeySwapBitsE(mxKeySwapBitsE(changeDuplicate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RotateLeftBits(mxKeySwapBitsRound(mxKeyAlg2(mxKeySwapBitsD(mxKeySwapBitsRound(mxKeyReverseBits(mxKeyXor(mxKeyRotateLeftBit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Shuffle(changeDuplicatesC2(mxKeySwapBitsEE2(mxKeyAddRR(mxKeySwapBitsF(mxKeyAddRR(mxKeyReverse(mxKeySwapBitsD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SwapBitsE(mxKeySwapMinors3(mxKeyByBitEnc(mxKeyXorRR(mxKeySwapBitsE(mxKeySwapMinors3(mxKeyAlg2(mxKeyAlg2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Alg2(mxKeyXorB(mxKeyReverse(mxKeySwapBitsF(mxKeyRotateLeftBits(mxKeySwapBitsE(changeDuplicatesB(mxKeyAlg2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SwapBitsG(changeDuplicates(p2kproc3(changeDuplicates(changeDuplicatesC2(mxKeyRotateLeftBits(mxKeySwapBitsF(mxKeyAlg1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huffle(mxKeySwapBitsD(mxKeySwapBitsD(mxKeySwapBitsE(mxKeySwapBitsG(changeDuplicatesC2(mxKeyXor(mxKeyXorB(changeDuplicatesB(mxKeySwapBitsG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Xor(mxKeyReverse(mxKeySwapBitsD(mxKeyByBitEnc(mxKeySwapMinors3(mxKeyReverseBits(mxKeySwapMinors3(changeDuplicatesC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RotEnc(mxKeyNot(mxKeyRotateLeftBits(changeDuplicates(mxKeySwapBitsF(mxKeyReverseBits(mxKeyRotEnc(mxKeyAddRR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E2(p2kproc3(mxKeyNot(changeDuplicates(mxKeyShuffle(changeDuplicatesC2(mxKeyAlg2(mxKeyReverse(mxKeyXorB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Reverse(p2kproc3(mxKeySwapBitsF(mxKeySwapBitsG(mxKeyXor(changeDuplicates(mxKeyRotEnc2(mxKeyAlg1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Shuffle(mxKeyReverseBits(mxKeyAlg1(mxKeyAlg2(mxKeyNot(mxKeyAlg1(mxKeySwapBitsRound(mxKeyAdd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changeDuplicates(mxKeyShuffle(mxKeySwapMinors3(mxKeyRotateLeftBits(mxKeySwapBitsG(mxKeyXorB(mxKeyRotEnc2(mxKeyReverse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Alg1(mxKeySwapBitsD(changeDuplicates(mxKeySwapMinors3(mxKeyRotateLeftBits(mxKeySwapBitsE(changeDuplicatesC2(mxKeyShuffle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Shuffle(mxKeyNot(mxKeySwapBitsE(mxKeySwapBitsE(mxKeySwapBitsG(mxKeyByBitEnc(mxKeySwapBitsE(mxKeyRotEnc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RotateLeftBits(mxKeyReverseBits(mxKeySwapBitsG(mxKeyXorRR(mxKeyXor(mxKeySwapMinors3(changeDuplicates(mxKeyReverse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RotEnc(mxKeyReverseBits(p2kproc3(mxKeyAddRR(mxKeyRotateLeftBits(mxKeyAlg1(mxKeyReverse(mxKeyAlg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SwapBitsEE2(mxKeyReverse(mxKeyAlg1(p2kproc3(mxKeyNot(mxKeySwapBitsF(mxKeySwapBitsF(mxKeyReverse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ByBitEnc(mxKeySwapBitsG(mxKeyReverseBits(mxKeyAlg2(mxKeyNot(mxKeySwapBitsG(mxKeySwapMinors3(changeDuplicatesB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E2(mxKeyXorRR(mxKeyRotEnc2(mxKeyRotEnc(mxKeyAlg2(mxKeyNot(mxKeySwapBitsD(mxKeyReverse(mxKeyXor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ByBitEnc(mxKeyRotateLeftBits(mxKeyReverse(mxKeySwapBitsE(mxKeyReverse(mxKeyRotEnc2(mxKeyNot(mxKeySwapMinors3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changeDuplicatesC2(mxKeySwapBitsD(mxKeyShuffle(mxKeyRotEnc2(mxKeyReverse(mxKeyByBitEnc(mxKeySwapBitsE(mxKeyAlg2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Not(mxKeySwapBitsEE2(mxKeyXorRR(mxKeyAlg1(mxKeyRotEnc(mxKeyNot(mxKeySwapBitsE(mxKeyRotEnc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SwapBitsRound(p2kproc3(mxKeySwapBitsF(mxKeyAddRR(mxKeyReverse(mxKeyAddRR(mxKeySwapBitsD(changeDuplicates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ReverseBits(mxKeyReverseBits(mxKeyRotEnc(mxKeyNot(mxKeyAlg1(changeDuplicatesC2(mxKeyNot(mxKeyXorRR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changeDuplicatesC2(mxKeyReverseBits(mxKeyReverse(mxKeyAddRR(mxKeySwapBitsE(mxKeySwapBitsE(mxKeyAlg2(changeDuplicatesB(mxKeyNot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ByBitEnc(mxKeySwapMinors3(mxKeyAlg1(p2kproc3(changeDuplicatesC2(mxKeyReverse(changeDuplicates(mxKeySwapBitsF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p2kproc3(mxKeyRotEnc2(mxKeyReverseBits(mxKeyAlg2(mxKeySwapMinors3(p2kproc3(mxKeyRotateLeftBits(mxKeyAlg1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XorRR(mxKeyRotEnc2(changeDuplicatesB(mxKeySwapBitsG(mxKeySwapBitsG(mxKeyXorRR(mxKeyShuffle(mxKeyAddRR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SwapBitsE(mxKeySwapBitsG(mxKeyReverse(mxKeySwapMinors3(mxKeyReverse(mxKeyNot(mxKeySwapBitsG(mxKeySwapBitsG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(p2kproc3(mxKeySwapBitsG(changeDuplicatesB(mxKeyAlg1(changeDuplicates(changeDuplicates(mxKeyShuffle(mxKeySwapBitsE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mxKeySwapBitsG(mxKeySwapBitsF(mxKeyNot(changeDuplicatesB(mxKeyRotEnc2(mxKeyByBitEnc(mxKeySwapBitsD(mxKeyXorRR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F(mxKeyAlg2(mxKeyRotEnc2(mxKeyRotateLeftBits(mxKeyReverseBits(mxKeySwapBitsF(mxKeyXor(mxKeyAddRR(mxKeyNot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changeDuplicates(mxKeyAddRR(changeDuplicatesB(mxKeySwapBitsD(changeDuplicatesC2(mxKeyReverseBits(mxKeyReverse(changeDuplicates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Shuffle(mxKeyRotEnc2(mxKeyByBitEnc(mxKeyAlg1(mxKeySwapBitsG(mxKeyReverse(mxKeyByBitEnc(changeDuplicates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SwapBitsE(mxKeyByBitEnc(changeDuplicatesC2(mxKeyReverse(mxKeyReverse(mxKeySwapBitsF(mxKeyReverseBits(mxKeyXorB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Xor(mxKeyReverseBits(mxKeyRotEnc2(mxKeySwapBitsRound(changeDuplicates(mxKeyXor(mxKeyRotateLeftBits(mxKeySwapMinors3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SwapBitsG(mxKeyByBitEnc(mxKeyAlg1(changeDuplicatesB(mxKeyShuffle(mxKeyReverse(mxKeyAlg2(mxKeyXorRR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SwapBitsEE2(mxKeyAlg1(mxKeyNot(mxKeyXorRR(mxKeyAddRR(mxKeyRotateLeftBits(mxKeyXorRR(changeDuplicates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huffle(changeDuplicates(mxKeyReverse(mxKeySwapBitsE(mxKeyRotEnc2(mxKeyReverseBits(mxKeyXorRR(changeDuplicatesB(mxKeyRotateLeftBits(mxKeyRever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(mxKeySwapBitsF(mxKeySwapBitsRound(mxKeySwapMinors3(mxKeySwapBitsG(mxKeySwapBitsEE2(mxKeySwapBitsRound(mxKeyXor(mxKeySwapBitsE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SwapBitsD(mxKeyReverse(mxKeyReverse(mxKeyAlg1(mxKeyRotEnc(mxKeyRotEnc2(mxKeySwapBitsF(mxKeyRotEn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Reverse(mxKeySwapBitsE(mxKeyByBitEnc(mxKeyNot(mxKeyAlg2(mxKeyReverse(mxKeyNot(changeDuplicatesB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ByBitEnc(mxKeyAlg2(mxKeyXorB(mxKeyXorB(mxKeySwapBitsF(mxKeySwapBitsE(mxKeyRotEnc(mxKeySwapMinors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Xor(changeDuplicates(mxKeySwapBitsG(changeDuplicatesB(changeDuplicates(changeDuplicatesB(mxKeyAlg1(mxKeyXorRR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changeDuplicatesB(mxKeyRotEnc2(mxKeySwapBitsF(changeDuplicatesB(mxKeyShuffle(mxKeyXorB(changeDuplicates(mxKeySwapBitsE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Xor(mxKeySwapBitsRound(mxKeySwapBitsRound(mxKeyAlg1(mxKeySwapBitsG(mxKeyAlg1(mxKeyRotateLeftBits(mxKeyShuffle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mxKeyByBitEnc(mxKeySwapBitsEE2(mxKeySwapMinors3(mxKeyAddRR(mxKeySwapBitsRound(mxKeyXorRR(mxKeySwapBitsG(mxKeyShuffle(mxKeyReverse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p2kproc3(mxKeyByBitEnc(mxKeySwapBitsG(mxKeyShuffle(mxKeyReverse(changeDuplicates(mxKeyXor(p2kproc3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SwapMinors3(mxKeyRotEnc2(mxKeyNot(mxKeySwapMinors3(mxKeyRotEnc2(mxKeySwapBitsG(mxKeySwapMinors3(mxKeyRotEnc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Reverse(mxKeyReverseBits(changeDuplicatesB(mxKeyReverse(mxKeyAlg1(mxKeySwapBitsG(mxKeyRotEnc2(mxKeyNot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RotateLeftBits(mxKeyAlg1(mxKeyXorRR(mxKeySwapBitsD(mxKeyReverse(mxKeyNot(changeDuplicatesC2(mxKeyNot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changeDuplicatesB(mxKeySwapMinors3(mxKeyByBitEnc(mxKeySwapBitsD(mxKeyRotateLeftBits(mxKeyAddRR(changeDuplicates(mxKeySwapMinors3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Not(mxKeyAlg1(mxKeyByBitEnc(mxKeyAddRR(mxKeySwapMinors3(mxKeySwapBitsD(mxKeySwapMinors3(changeDuplicate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Not(mxKeySwapBitsEE2(mxKeyAddRR(mxKeyRotateLeftBits(changeDuplicates(mxKeyRotEnc2(mxKeyNot(mxKeyReverseBits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Shuffle(mxKeyAddRR(changeDuplicatesB(mxKeySwapBitsRound(mxKeySwapMinors3(mxKeySwapBitsF(mxKeyRotEnc2(mxKeyRotEnc2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huffle(mxKeyShuffle(mxKeyShuffle(mxKeyRotEnc2(mxKeySwapMinors3(mxKeySwapBitsG(mxKeyAddRR(mxKeySwapBitsD(mxKeyReverse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p2kproc3(changeDuplicatesC2(changeDuplicates(mxKeySwapBitsF(mxKeySwapBitsG(changeDuplicates(changeDuplicates(mxKeySwapBitsF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ReverseBits(mxKeySwapBitsRound(p2kproc3(mxKeySwapBitsD(mxKeyShuffle(mxKeyNot(mxKeyXorB(mxKeyXorRR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SwapBitsE(changeDuplicatesB(mxKeyXorB(mxKeyReverseBits(mxKeySwapBitsRound(mxKeyRotEnc2(p2kproc3(mxKeyAdd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XorB(mxKeyReverse(mxKeyRotEnc(mxKeyXor(mxKeyXor(changeDuplicates(mxKeyReverse(changeDuplicatesB(mxKeyReverse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RotEnc2(mxKeySwapMinors3(mxKeySwapBitsD(mxKeyRotateLeftBits(mxKeyShuffle(mxKeySwapBitsD(mxKeyReverseBits(changeDuplicates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SwapBitsE(mxKeyReverse(mxKeyNot(mxKeySwapBitsEE2(changeDuplicatesC2(mxKeySwapMinors3(changeDuplicatesC2(mxKeyNot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XorRR(mxKeyAddRR(mxKeySwapBitsE(mxKeyAlg1(mxKeyXorRR(mxKeyReverseBits(mxKeyXorB(changeDuplicatesB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RotEnc2(mxKeySwapBitsD(mxKeyReverseBits(mxKeySwapBitsE(mxKeySwapBitsG(p2kproc3(mxKeySwapBitsE(mxKeyRotateLeftBit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RotEnc(mxKeyReverseBits(mxKeyRotEnc(mxKeyNot(mxKeyXorRR(mxKeyReverse(mxKeySwapBitsE(mxKeyAddRR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SwapBitsRound(mxKeySwapMinors3(mxKeySwapMinors3(mxKeyReverse(mxKeyRotEnc2(mxKeySwapBitsEE2(mxKeyReverse(mxKeyAlg1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changeDuplicatesC2(mxKeyRotEnc(mxKeySwapBitsRound(mxKeyByBitEnc(changeDuplicates(mxKeySwapBitsF(mxKeyRotEnc(changeDuplicates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XorB(mxKeyReverseBits(changeDuplicatesB(p2kproc3(mxKeySwapBitsE(mxKeySwapBitsD(mxKeyAlg2(mxKeyReverseBits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SwapMinors3(mxKeyAlg2(mxKeyAddRR(changeDuplicatesC2(mxKeyByBitEnc(mxKeyByBitEnc(mxKeyXor(mxKeyXorRR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ReverseBits(mxKeySwapBitsD(mxKeyShuffle(changeDuplicatesB(mxKeySwapBitsEE2(changeDuplicatesC2(mxKeyRotateLeftBits(changeDuplicatesC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Alg2(mxKeyShuffle(mxKeySwapBitsF(mxKeyByBitEnc(mxKeySwapMinors3(mxKeySwapBitsRound(changeDuplicatesB(mxKeyShuffle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Xor(p2kproc3(mxKeySwapBitsG(mxKeyShuffle(mxKeyAlg1(mxKeyReverse(mxKeySwapBitsEE2(mxKeyXorB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ReverseBits(mxKeyRotEnc(changeDuplicatesB(mxKeyRotateLeftBits(p2kproc3(p2kproc3(mxKeyReverseBits(mxKeyRever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XorB(mxKeySwapBitsEE2(changeDuplicates(mxKeyReverseBits(mxKeyByBitEnc(mxKeyXor(mxKeyShuffle(mxKeyAlg1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SwapBitsG(mxKeyXorRR(mxKeySwapBitsG(mxKeyRotateLeftBits(mxKeyRotateLeftBits(mxKeyAddRR(changeDuplicatesB(changeDuplicatesB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Alg2(p2kproc3(mxKeySwapBitsRound(mxKeyReverse(mxKeySwapBitsE(changeDuplicates(mxKeyAlg2(mxKeyXo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Not(changeDuplicates(mxKeyAlg2(mxKeySwapBitsG(mxKeySwapBitsG(mxKeyAlg1(mxKeyRotEnc2(mxKeyShuffle(mxKeySwapBit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changeDuplicatesC2(mxKeyAlg2(mxKeySwapBitsE(changeDuplicatesB(mxKeySwapMinors3(mxKeyReverse(changeDuplicatesB(mxKeyXorB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mxKeyReverseBits(mxKeyAlg1(mxKeyByBitEnc(mxKeySwapBitsEE2(mxKeyAlg1(mxKeySwapBitsG(mxKeyXor(mxKeyAddRR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SwapBitsF(mxKeySwapBitsEE2(mxKeyShuffle(mxKeyRotEnc(mxKeyReverseBits(changeDuplicatesB(mxKeySwapBitsF(mxKeySwapMinors3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SwapMinors3(mxKeyShuffle(mxKeyRotEnc2(mxKeySwapBitsRound(mxKeyXor(changeDuplicatesC2(mxKeyRotateLeftBits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Xor(mxKeySwapBitsG(mxKeySwapMinors3(mxKeySwapBitsF(mxKeyReverse(mxKeySwapBitsEE2(changeDuplicates(mxKeyXorRR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Xor(mxKeyAddRR(mxKeyRotateLeftBits(mxKeyRotEnc2(mxKeyRotEnc2(mxKeySwapBitsD(mxKeyReverseBits(mxKeySwapBitsF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changeDuplicatesB(mxKeyShuffle(mxKeyXorRR(mxKeyAlg2(mxKeyByBitEnc(mxKeyXorRR(mxKeyXorB(mxKeySwapBitsD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Reverse(mxKeySwapBitsF(mxKeySwapBitsEE2(p2kproc3(mxKeyAlg1(mxKeySwapBitsG(changeDuplicatesB(changeDuplicatesB(mxKeyRever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RotEnc2(mxKeyShuffle(mxKeySwapBitsRound(mxKeyAddRR(mxKeyRotateLeftBits(mxKeyAlg1(mxKeySwapBitsD(mxKeyNot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ByBitEnc(mxKeySwapMinors3(mxKeyNot(mxKeyReverseBits(mxKeyByBitEnc(changeDuplicates(mxKeySwapBitsD(mxKeyReverseBits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changeDuplicates(mxKeyRotEnc2(mxKeyReverseBits(mxKeyAlg1(mxKeyAlg2(p2kproc3(mxKeyRotateLeftBits(mxKeyAlg1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RotEnc(changeDuplicatesC2(changeDuplicates(mxKeyXorB(mxKeyByBitEnc(mxKeyAddRR(mxKeyShuffle(mxKeyShuffle(mxKeySwapBit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p2kproc3(mxKeySwapBitsF(changeDuplicatesB(mxKeyRotEnc(mxKeyNot(mxKeyAlg1(changeDuplicates(mxKeyAlg1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SwapBitsE(mxKeySwapMinors3(mxKeyReverseBits(mxKeySwapBitsF(mxKeyXor(mxKeySwapBitsEE2(mxKeyAddRR(changeDuplicatesB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SwapBitsEE2(mxKeySwapBitsRound(mxKeyShuffle(mxKeySwapBitsG(changeDuplicates(changeDuplicatesB(mxKeyNot(mxKeySwapBitsD(mxKeyRever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changeDuplicatesB(mxKeySwapBitsF(mxKeySwapBitsE(p2kproc3(mxKeyReverseBits(mxKeyXor(changeDuplicatesB(changeDuplicate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Reverse(mxKeyReverse(changeDuplicatesB(mxKeySwapBitsD(mxKeyXorB(mxKeyXor(mxKeyAddRR(changeDuplicatesC2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ReverseBits(mxKeyXor(p2kproc3(mxKeySwapBitsD(p2kproc3(mxKeySwapBitsEE2(mxKeySwapBitsF(mxKeyAlg2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ByBitEnc(mxKeyReverseBits(mxKeySwapBitsF(changeDuplicates(mxKeyReverseBits(mxKeyAlg1(mxKeySwapBitsD(changeDuplicatesB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RotateLeftBits(mxKeyAlg1(changeDuplicatesB(mxKeySwapBitsG(mxKeyXorRR(mxKeyAlg2(mxKeySwapBitsD(mxKeyReverse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SwapMinors3(changeDuplicatesB(mxKeyNot(mxKeyAlg1(mxKeySwapBitsE(mxKeyXor(mxKeyAlg2(mxKeyXor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huffle(mxKeySwapBitsE(p2kproc3(changeDuplicatesB(mxKeyAlg1(mxKeyXorB(mxKeySwapBitsF(mxKeyXorRR(mxKeySwapBitsF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XorB(mxKeyReverseBits(mxKeySwapMinors3(p2kproc3(changeDuplicatesB(mxKeyRotEnc(mxKeyRotEnc(mxKeySwapBitsRound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XorRR(mxKeyXorB(mxKeySwapBitsD(mxKeySwapBitsEE2(mxKeyRotateLeftBits(mxKeyXorRR(mxKeyXorRR(mxKeyAlg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XorRR(mxKeySwapBitsF(mxKeySwapBitsE(mxKeyXorB(mxKeyRotEnc(mxKeyXorRR(mxKeySwapBitsE(mxKeyAlg1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Reverse(mxKeyReverseBits(changeDuplicatesB(mxKeyRotEnc2(mxKeySwapBitsE(mxKeyXor(changeDuplicatesC2(changeDuplicatesB(mxKeySwapBitsG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ByBitEnc(mxKeyReverse(mxKeySwapBitsD(mxKeyXor(changeDuplicatesB(mxKeySwapBitsEE2(mxKeyXorB(mxKeyRotateLeftBits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Alg2(mxKeyRotEnc(mxKeySwapBitsD(mxKeySwapBitsE(mxKeyShuffle(mxKeyReverse(mxKeyAlg1(mxKeyAlg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p2kproc3(mxKeySwapBitsG(mxKeyNot(mxKeySwapBitsRound(mxKeySwapBitsD(changeDuplicatesB(changeDuplicatesC2(mxKeyAddRR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mxKeyReverseBits(mxKeyAddRR(mxKeyReverseBits(mxKeySwapBitsEE2(mxKeyRotEnc(mxKeyRotateLeftBits(mxKeyRotEnc2(mxKeyXorRR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Shuffle(mxKeyAlg1(changeDuplicatesC2(mxKeyAlg1(mxKeyXorB(changeDuplicatesB(mxKeyRotateLeftBits(mxKeyShuffle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Shuffle(mxKeyXor(mxKeyAlg1(mxKeySwapBitsRound(mxKeyReverseBits(mxKeyXor(mxKeySwapBitsG(mxKeyReverse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SwapBitsRound(changeDuplicatesC2(mxKeyXorRR(mxKeyByBitEnc(mxKeySwapBitsF(mxKeyAlg1(mxKeyNot(mxKeyShuffle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SwapBitsD(mxKeyByBitEnc(mxKeyRotEnc(changeDuplicatesB(mxKeyAlg2(changeDuplicatesB(mxKeyRotateLeftBits(mxKeyReverse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RotEnc2(mxKeySwapBitsD(changeDuplicates(mxKeyRotateLeftBits(mxKeyAddRR(mxKeyReverse(mxKeySwapMinors3(mxKeyXor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Alg1(mxKeyXorRR(mxKeyShuffle(mxKeyNot(mxKeyAlg2(mxKeySwapBitsD(mxKeySwapBitsF(mxKeyShuffle(mxKeySwapBitsF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ReverseBits(mxKeyReverseBits(changeDuplicates(mxKeyAlg2(mxKeyNot(mxKeyXorRR(mxKeyAddRR(changeDuplicatesB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XorB(changeDuplicatesB(mxKeyRotateLeftBits(mxKeyShuffle(mxKeyRotateLeftBits(mxKeyRotEnc(mxKeyRotEnc(mxKeyXor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changeDuplicatesC2(mxKeyNot(mxKeySwapBitsE(mxKeyAlg1(mxKeySwapMinors3(mxKeySwapBitsEE2(mxKeySwapBitsRound(mxKeyXor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ReverseBits(changeDuplicatesC2(mxKeyShuffle(mxKeyByBitEnc(changeDuplicatesC2(mxKeyXorRR(mxKeySwapBitsG(mxKeySwapMinors3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Reverse(changeDuplicates(mxKeySwapBitsEE2(changeDuplicatesC2(mxKeyReverseBits(mxKeyByBitEnc(changeDuplicatesB(changeDuplicates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ByBitEnc(p2kproc3(mxKeyReverse(p2kproc3(mxKeyXorRR(mxKeyReverseBits(changeDuplicates(mxKeySwapBits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SwapBitsD(changeDuplicatesC2(mxKeyAddRR(p2kproc3(mxKeyRotEnc2(mxKeyNot(mxKeyReverseBits(mxKeyXorB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ReverseBits(p2kproc3(mxKeyAlg2(p2kproc3(changeDuplicates(mxKeyByBitEnc(changeDuplicatesB(changeDuplicatesC2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SwapBitsD(mxKeyShuffle(mxKeySwapBitsD(mxKeyXorRR(changeDuplicatesB(mxKeySwapBitsEE2(mxKeyAlg2(mxKeyReverseBits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Alg1(mxKeyNot(mxKeyRotEnc2(mxKeyRotEnc2(mxKeyByBitEnc(mxKeySwapMinors3(mxKeySwapBitsF(mxKeyRotEnc2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SwapBitsRound(mxKeyAlg2(mxKeyAlg1(mxKeyRotateLeftBits(mxKeyReverse(mxKeyXor(mxKeyAlg1(mxKeyShuffle(mxKeySwapBitsF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huffle(mxKeyShuffle(mxKeyReverseBits(mxKeyByBitEnc(mxKeyReverse(mxKeySwapBitsEE2(mxKeyReverseBits(mxKeySwapBitsE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Shuffle(mxKeySwapBitsEE2(changeDuplicatesB(mxKeyAlg1(mxKeyReverseBits(mxKeySwapBitsEE2(changeDuplicatesC2(changeDuplicate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SwapMinors3(mxKeySwapBitsE(mxKeySwapBitsG(mxKeyXor(mxKeySwapBitsD(mxKeySwapBitsD(mxKeyRotEnc(mxKeyXor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SwapBitsF(mxKeyAlg1(mxKeySwapBitsG(p2kproc3(mxKeyRotEnc(mxKeyAddRR(mxKeyNot(mxKeySwapBitsF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SwapBitsE(mxKeySwapBitsEE2(mxKeyReverse(mxKeyNot(mxKeyRotateLeftBits(mxKeyAlg2(changeDuplicatesB(changeDuplicatesB(mxKeySwapBitsF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p2kproc3(p2kproc3(mxKeySwapBitsE(changeDuplicatesB(mxKeyXorRR(mxKeyXorRR(mxKeyByBitEnc(mxKeyAlg2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RotateLeftBits(mxKeyRotateLeftBits(mxKeySwapBitsEE2(mxKeyShuffle(mxKeyReverse(mxKeyAlg1(mxKeyShuffle(mxKeyAlg1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ByBitEnc(mxKeySwapBitsEE2(mxKeyAddRR(mxKeyReverse(mxKeySwapBitsG(mxKeySwapBitsEE2(mxKeyAlg1(mxKeyXorRR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changeDuplicatesC2(mxKeyNot(mxKeyAlg2(mxKeyAddRR(changeDuplicatesC2(mxKeySwapBitsEE2(mxKeyRotEnc2(changeDuplicate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RotEnc(mxKeySwapBitsEE2(mxKeySwapBitsF(mxKeyNot(mxKeyRotEnc2(mxKeyAlg2(mxKeyReverse(changeDuplicatesB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Not(mxKeySwapBitsD(mxKeyRotEnc2(mxKeySwapBitsD(mxKeySwapBitsF(mxKeySwapBitsG(mxKeySwapMinors3(mxKeyXo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XorB(mxKeyXorB(mxKeyReverseBits(mxKeyReverseBits(mxKeyRotEnc2(mxKeySwapBitsE(mxKeySwapBitsF(mxKeyShuffle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SwapBitsG(mxKeyRotEnc(mxKeySwapBitsG(mxKeyReverse(mxKeyXorB(mxKeyXor(mxKeyAddRR(changeDuplicatesB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SwapBitsD(mxKeySwapMinors3(changeDuplicatesB(mxKeyReverseBits(mxKeyRotEnc(mxKeyRotEnc(mxKeyXorRR(p2kproc3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Alg2(changeDuplicatesB(mxKeySwapBitsF(mxKeySwapMinors3(mxKeyAlg1(mxKeyReverse(changeDuplicates(mxKeyXo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SwapBitsRound(mxKeyNot(mxKeySwapBitsE(mxKeyRotateLeftBits(mxKeyXor(mxKeySwapBitsEE2(mxKeyAlg1(mxKeyRotEnc2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changeDuplicatesB(changeDuplicatesB(mxKeyNot(mxKeyByBitEnc(mxKeySwapBitsEE2(mxKeyRotEnc2(mxKeyXorRR(mxKeySwapBitsF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ByBitEnc(changeDuplicates(mxKeyReverseBits(mxKeyAlg2(mxKeySwapBitsRound(mxKeyNot(mxKeyReverseBits(mxKeyAddRR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Alg1(mxKeyXorB(mxKeyByBitEnc(changeDuplicates(changeDuplicatesC2(mxKeyXor(mxKeySwapBitsG(mxKeySwapBitsG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RotateLeftBits(changeDuplicatesC2(mxKeyAlg2(mxKeyXorB(mxKeyXorB(mxKeyRotateLeftBits(mxKeySwapMinors3(mxKeySwapMinors3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SwapBitsG(mxKeySwapBitsF(changeDuplicatesB(changeDuplicatesB(mxKeySwapBitsG(mxKeyRotEnc(mxKeySwapBitsE(mxKeyAlg2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p2kproc3(p2kproc3(mxKeyReverse(mxKeySwapBitsE(mxKeyByBitEnc(mxKeyRotEnc(mxKeySwapBitsF(mxKeyAdd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mxKeyRotEnc2(p2kproc3(mxKeyAlg2(mxKeySwapBitsG(mxKeyReverseBits(changeDuplicates(mxKeyAlg2(mxKeyNot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Shuffle(mxKeyNot(mxKeySwapMinors3(p2kproc3(mxKeySwapBitsE(changeDuplicates(mxKeyAddRR(mxKeyXo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p2kproc3(mxKeyRotEnc(mxKeyReverse(mxKeyAddRR(mxKeySwapBitsG(mxKeyShuffle(mxKeyXorB(mxKeySwapBitsF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RotateLeftBits(changeDuplicates(mxKeySwapMinors3(mxKeySwapBitsEE2(changeDuplicates(mxKeySwapBitsF(mxKeySwapBitsD(mxKeyNot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Reverse(mxKeySwapBitsG(mxKeyByBitEnc(mxKeyRotEnc2(p2kproc3(mxKeySwapMinors3(mxKeySwapMinors3(mxKeyAlg1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huffle(mxKeyRotEnc2(mxKeyByBitEnc(mxKeyReverseBits(mxKeySwapBitsG(mxKeyAlg1(mxKeyRotateLeftBits(mxKeyXorB(mxKeyXorB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mxKeySwapBitsG(mxKeySwapMinors3(mxKeyAlg2(mxKeyReverse(mxKeyShuffle(mxKeySwapBitsF(mxKeySwapMinors3(mxKeyReverse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AddRR(mxKeySwapBitsE(mxKeyReverse(changeDuplicatesB(mxKeyXorB(mxKeySwapBitsD(mxKeyXorRR(mxKeyAlg2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Alg1(mxKeyRotateLeftBits(p2kproc3(mxKeyXorB(mxKeyReverseBits(mxKeySwapMinors3(mxKeySwapBitsE(mxKeyRotEnc2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RotateLeftBits(mxKeySwapMinors3(mxKeyRotEnc(p2kproc3(mxKeyRotateLeftBits(mxKeyXor(mxKeyXorRR(mxKeyAlg1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SwapBitsG(mxKeySwapBitsE(mxKeyRotateLeftBits(mxKeyByBitEnc(mxKeySwapBitsF(changeDuplicates(mxKeyByBitEnc(mxKeyAlg2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RotEnc(mxKeySwapBitsRound(mxKeyRotateLeftBits(changeDuplicates(p2kproc3(mxKeyShuffle(mxKeySwapBitsE(mxKeySwapBitsF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Not(mxKeySwapBitsEE2(mxKeyReverseBits(mxKeyXor(changeDuplicates(mxKeySwapBitsG(mxKeyRotateLeftBits(mxKeySwapBitsEE2(changeDuplicate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RotateLeftBits(mxKeyByBitEnc(mxKeySwapBitsG(mxKeyXorB(mxKeyAddRR(changeDuplicatesC2(mxKeySwapBitsF(mxKeyAlg1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SwapBitsG(changeDuplicates(mxKeyRotateLeftBits(mxKeySwapBitsD(mxKeyXorB(mxKeySwapBitsE(mxKeyShuffle(changeDuplicate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RotEnc2(mxKeySwapBitsRound(mxKeyXor(mxKeySwapBitsRound(mxKeyNot(mxKeyRotEnc2(p2kproc3(mxKeyShuffle(mxKeySwapBit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changeDuplicatesB(mxKeySwapBitsRound(changeDuplicatesB(mxKeySwapMinors3(mxKeyReverseBits(mxKeyXorB(mxKeyRotateLeftBits(mxKeyRotEnc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SwapBitsD(mxKeyRotEnc(mxKeyShuffle(mxKeyReverseBits(mxKeyNot(mxKeySwapMinors3(changeDuplicatesC2(changeDuplicates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p2kproc3(mxKeyAlg1(mxKeyRotEnc(mxKeySwapBitsF(changeDuplicates(mxKeySwapBitsD(mxKeySwapBitsF(mxKeyXorB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p2kproc3(mxKeyXorRR(mxKeySwapMinors3(mxKeyReverseBits(mxKeyXorRR(changeDuplicates(mxKeyXor(mxKeySwapBitsE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Xor(mxKeyByBitEnc(mxKeyShuffle(changeDuplicatesC2(changeDuplicatesC2(mxKeyXor(mxKeySwapMinors3(mxKeyRotEnc2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changeDuplicatesC2(mxKeyAlg1(mxKeySwapMinors3(mxKeyRotEnc(p2kproc3(mxKeySwapBitsD(mxKeyXor(mxKeyAddR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changeDuplicates(mxKeyAlg2(mxKeyReverse(mxKeyXor(mxKeyXor(changeDuplicates(changeDuplicatesB(mxKeyReverseBits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ByBitEnc(mxKeySwapBitsEE2(mxKeyAlg2(mxKeySwapBitsD(mxKeySwapBitsRound(mxKeyRotateLeftBits(mxKeySwapBitsF(mxKeySwapBitsE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Alg1(mxKeyReverse(changeDuplicatesC2(mxKeyRotEnc(mxKeyReverseBits(changeDuplicatesC2(changeDuplicatesC2(mxKeyAdd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XorRR(mxKeyAddRR(mxKeyXor(changeDuplicatesB(mxKeyNot(mxKeyAddRR(p2kproc3(mxKeyAlg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Shuffle(changeDuplicatesB(mxKeyShuffle(mxKeyAlg1(mxKeyXorB(mxKeyXorB(mxKeyAlg2(mxKeySwapBitsE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SwapBitsF(mxKeyRotEnc(mxKeySwapBitsE(mxKeyAlg1(changeDuplicatesC2(mxKeyAlg2(mxKeySwapBitsRound(mxKeyReverseBit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SwapBitsG(changeDuplicatesB(mxKeyRotEnc(mxKeyReverseBits(mxKeyByBitEnc(mxKeyByBitEnc(mxKeyRotEnc(mxKeyXorRR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Alg2(mxKeyRotEnc2(mxKeySwapBitsG(mxKeyRotateLeftBits(mxKeyReverseBits(mxKeySwapBitsF(mxKeyReverse(changeDuplicatesC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SwapMinors3(mxKeyReverseBits(changeDuplicatesC2(mxKeySwapBitsE(mxKeyAddRR(changeDuplicatesB(changeDuplicates(mxKeyAlg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AddRR(changeDuplicatesB(mxKeySwapBitsD(mxKeyXorRR(mxKeyReverse(changeDuplicates(mxKeyNot(mxKeyReverseBits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ReverseBits(mxKeyRotEnc2(mxKeySwapBitsD(mxKeyAddRR(mxKeyXorB(mxKeyAlg1(mxKeyRotateLeftBits(mxKeyRevers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changeDuplicatesB(mxKeyXorRR(mxKeyReverseBits(changeDuplicates(mxKeyReverse(mxKeySwapBitsRound(mxKeySwapBitsRound(mxKeyAddRR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changeDuplicates(mxKeySwapBitsF(mxKeyByBitEnc(mxKeyReverse(mxKeyRotEnc2(mxKeySwapBitsD(changeDuplicatesC2(mxKeyAdd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Xor(mxKeyShuffle(mxKeySwapBitsG(mxKeySwapBitsE(mxKeyRotateLeftBits(mxKeyXorB(mxKeyAlg2(mxKeyReverse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huffle(mxKeyShuffle(mxKeySwapBitsF(mxKeyShuffle(p2kproc3(mxKeyRotEnc2(changeDuplicatesB(mxKeyShuffle(mxKeyRotateLeftBit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SwapBitsE(mxKeyRotEnc(changeDuplicatesB(mxKeyXorB(mxKeyXor(mxKeyXorRR(mxKeySwapBitsG(mxKeyShuffle(mxKeySwapBitsG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Alg1(p2kproc3(changeDuplicates(mxKeySwapMinors3(mxKeyXorB(mxKeyRotateLeftBits(changeDuplicates(mxKeyXorRR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RotEnc2(mxKeySwapBitsEE2(mxKeyXorRR(changeDuplicates(mxKeySwapBitsF(mxKeyAddRR(changeDuplicatesB(mxKeyNot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changeDuplicatesB(mxKeyAlg1(mxKeyAlg1(mxKeyByBitEnc(mxKeyXor(mxKeyRotateLeftBits(mxKeyNot(mxKeySwapBitsRound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Xor(changeDuplicates(mxKeySwapBitsF(mxKeyXor(mxKeySwapBitsE(mxKeySwapBitsRound(mxKeySwapBitsF(mxKeyRotEnc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SwapBitsRound(mxKeyXorB(mxKeyAddRR(mxKeyReverseBits(p2kproc3(mxKeyXorB(mxKeyXor(changeDuplicatesB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RotEnc(changeDuplicatesC2(mxKeyXorRR(mxKeySwapMinors3(mxKeyXor(changeDuplicates(mxKeyShuffle(mxKeyXorB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Alg1(mxKeySwapBitsF(mxKeyReverse(mxKeySwapBitsE(mxKeyByBitEnc(mxKeyRotEnc(mxKeyAlg1(mxKeySwapBitsF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changeDuplicatesB(changeDuplicatesB(changeDuplicatesC2(mxKeyXor(changeDuplicates(mxKeySwapBitsD(mxKeyNot(mxKeySwapBitsD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Alg1(mxKeyRotEnc(mxKeySwapBitsG(mxKeyAddRR(mxKeyShuffle(mxKeySwapBitsD(mxKeyNot(mxKeySwapMinors3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SwapBitsEE2(p2kproc3(mxKeyRotEnc(mxKeySwapBitsEE2(mxKeySwapBitsG(mxKeyAlg2(changeDuplicatesC2(mxKeyNot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huffle(mxKeySwapMinors3(mxKeyXor(mxKeySwapBitsEE2(mxKeyRotateLeftBits(mxKeyXorB(mxKeyAddRR(mxKeyRotEnc2(changeDuplicatesC2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changeDuplicatesC2(mxKeySwapBitsD(p2kproc3(mxKeyReverse(mxKeySwapBitsEE2(mxKeyXor(mxKeyRotEnc2(mxKeyAddRR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p2kproc3(mxKeySwapBitsRound(mxKeyXorB(mxKeySwapBitsG(mxKeySwapBitsD(mxKeyNot(mxKeyAlg2(mxKeySwapBitsE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mxKeySwapBitsRound(mxKeyXor(mxKeyRotateLeftBits(changeDuplicatesC2(mxKeyXor(p2kproc3(changeDuplicates(mxKeyNot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RotEnc2(mxKeyShuffle(mxKeyReverse(mxKeyXor(mxKeySwapBitsG(mxKeySwapBitsRound(mxKeySwapBitsE(mxKeyNot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Not(mxKeyRotEnc2(mxKeySwapMinors3(mxKeySwapBitsE(mxKeySwapBitsRound(mxKeyRotEnc(mxKeyReverse(changeDuplicatesB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changeDuplicatesC2(mxKeyXorRR(changeDuplicatesC2(mxKeyRotEnc(mxKeyRotateLeftBits(mxKeyRotEnc(mxKeyXorRR(mxKeySwapBitsF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ByBitEnc(mxKeySwapBitsG(mxKeySwapBitsG(mxKeyRotateLeftBits(mxKeyAlg1(mxKeyRotEnc2(mxKeyXor(changeDuplicatesB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Alg1(mxKeySwapBitsF(mxKeySwapBitsF(mxKeySwapBitsG(mxKeyRotEnc2(mxKeyAddRR(mxKeyAlg1(mxKeyXor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huffle(mxKeyByBitEnc(mxKeySwapMinors3(mxKeyReverse(mxKeyNot(mxKeyXorB(mxKeyAddRR(mxKeyReverseBits(mxKeySwapBitsD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ByBitEnc(mxKeyAlg2(mxKeySwapBitsD(mxKeySwapMinors3(mxKeySwapBitsF(mxKeyShuffle(mxKeySwapBitsG(mxKeyXor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SwapBitsRound(mxKeyByBitEnc(mxKeyAlg2(mxKeyXor(mxKeyReverse(mxKeySwapBitsEE2(changeDuplicates(mxKeyNot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Alg2(mxKeySwapBitsEE2(mxKeySwapBitsEE2(mxKeyReverse(mxKeyXorB(mxKeySwapBitsF(mxKeySwapBitsG(mxKeyShuffle(mxKeyReverse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huffle(mxKeySwapMinors3(mxKeyXorRR(mxKeyAlg1(changeDuplicatesB(mxKeyReverse(mxKeyNot(mxKeyRotateLeftBits(mxKeyXor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RotEnc(mxKeyReverseBits(mxKeyRotEnc(mxKeyShuffle(mxKeyXorB(mxKeyRotEnc(mxKeySwapBitsD(mxKeyXor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mxKeyRotateLeftBits(mxKeyXorB(changeDuplicates(mxKeyReverseBits(mxKeySwapBitsEE2(changeDuplicates(mxKeyReverseBits(p2kproc3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RotEnc(mxKeySwapBitsEE2(mxKeyRotEnc2(mxKeySwapBitsRound(changeDuplicatesB(changeDuplicatesC2(mxKeySwapMinors3(mxKeySwapBitsE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changeDuplicatesC2(mxKeyXor(mxKeyByBitEnc(mxKeyRotEnc2(changeDuplicatesC2(changeDuplicatesC2(mxKeyRotEnc(mxKeySwapMinors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ReverseBits(changeDuplicatesC2(mxKeyXor(mxKeyAddRR(mxKeySwapBitsE(mxKeyAddRR(mxKeySwapBitsF(mxKeySwapBitsF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changeDuplicatesB(mxKeyRotEnc(mxKeySwapMinors3(mxKeyRotateLeftBits(mxKeyAlg1(mxKeySwapBitsE(changeDuplicates(mxKeyShuffle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Reverse(mxKeySwapBitsRound(mxKeyShuffle(mxKeyAddRR(mxKeyAddRR(mxKeyXorB(mxKeySwapMinors3(mxKeyRotEnc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ByBitEnc(mxKeySwapMinors3(changeDuplicates(mxKeyShuffle(mxKeyReverseBits(mxKeyRotEnc2(mxKeyShuffle(mxKeySwapBitsG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SwapMinors3(p2kproc3(mxKeySwapBitsEE2(mxKeyRotEnc(mxKeyXorB(changeDuplicatesC2(mxKeySwapMinors3(mxKeyRotEnc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p2kproc3(mxKeySwapBitsRound(changeDuplicatesC2(mxKeySwapBitsEE2(changeDuplicates(mxKeyXor(mxKeyXorB(mxKeySwapBitsE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ReverseBits(changeDuplicatesB(mxKeySwapBitsG(mxKeyXor(p2kproc3(mxKeyAlg2(mxKeySwapBitsF(mxKeyReverseBit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XorB(mxKeySwapBitsD(mxKeySwapBitsG(changeDuplicatesB(mxKeyReverse(mxKeyAddRR(mxKeySwapBitsF(mxKeySwapBitsD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AddRR(mxKeyReverse(mxKeySwapMinors3(mxKeyNot(mxKeyReverseBits(p2kproc3(mxKeyAddRR(mxKeyNot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changeDuplicatesC2(mxKeyRotEnc(mxKeyXor(mxKeySwapBitsF(mxKeySwapBitsG(changeDuplicates(mxKeyReverseBits(mxKeyAlg2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changeDuplicatesC2(mxKeyXor(mxKeyRotEnc2(mxKeyRotEnc(mxKeySwapBitsG(p2kproc3(mxKeyRotEnc2(mxKeyAlg2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Xor(mxKeyAddRR(p2kproc3(mxKeyNot(mxKeyRotEnc(changeDuplicates(mxKeyRotEnc2(mxKeyReverse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XorRR(mxKeyReverse(mxKeySwapBitsRound(mxKeyXorRR(mxKeyRotEnc(mxKeyAlg1(mxKeyReverseBits(mxKeySwapBitsG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SwapBitsEE2(p2kproc3(mxKeySwapBitsE(mxKeyAddRR(changeDuplicatesC2(mxKeyNot(mxKeyXor(mxKeySwapBitsE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SwapBitsF(mxKeySwapBitsD(changeDuplicatesC2(mxKeyShuffle(mxKeyAddRR(mxKeyXorRR(mxKeyAddRR(mxKeyAlg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huffle(changeDuplicatesB(mxKeySwapMinors3(mxKeySwapBitsF(mxKeyByBitEnc(mxKeyRotEnc2(mxKeyXor(mxKeySwapBitsG(mxKeySwapBitsG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SwapBitsRound(mxKeyByBitEnc(mxKeyAlg2(mxKeySwapBitsG(mxKeyXorB(mxKeyRotEnc2(mxKeyXorB(changeDuplicatesB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RotEnc(mxKeyShuffle(mxKeyXorB(mxKeySwapMinors3(mxKeyAddRR(mxKeySwapBitsE(mxKeyAddRR(mxKeySwapBitsG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RotEnc2(mxKeyAlg1(mxKeyXorRR(mxKeyByBitEnc(mxKeySwapBitsF(mxKeySwapBitsG(mxKeyReverse(mxKeyAlg2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Not(mxKeyByBitEnc(mxKeyRotEnc(mxKeySwapBitsEE2(mxKeySwapBitsD(mxKeyRotEnc2(mxKeyAlg2(mxKeyXor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huffle(mxKeyShuffle(mxKeyAddRR(mxKeyAlg2(mxKeyShuffle(mxKeyXorB(mxKeySwapBitsE(mxKeyReverseBits(mxKeySwapBitsD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SwapBitsE(mxKeyAddRR(mxKeyRotateLeftBits(mxKeyAddRR(mxKeySwapBitsF(changeDuplicatesC2(mxKeyXorRR(mxKeyRotEnc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AddRR(mxKeyNot(mxKeyByBitEnc(mxKeyXor(mxKeyXor(mxKeyXor(mxKeyReverse(changeDuplicates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XorRR(mxKeyNot(mxKeyRotEnc2(mxKeySwapBitsEE2(p2kproc3(changeDuplicates(mxKeyRotateLeftBits(mxKeySwapBitsE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Reverse(mxKeyAlg2(mxKeyReverse(mxKeyAddRR(p2kproc3(mxKeyReverseBits(mxKeyAlg2(p2kproc3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SwapMinors3(mxKeySwapBitsE(mxKeyAlg1(changeDuplicatesC2(mxKeySwapBitsEE2(mxKeyRotateLeftBits(mxKeyAlg2(changeDuplicates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AddRR(changeDuplicatesB(mxKeyXor(mxKeyXorB(mxKeyRotEnc(changeDuplicatesC2(mxKeyReverse(changeDuplicatesC2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changeDuplicatesB(mxKeySwapBitsRound(mxKeyShuffle(mxKeySwapMinors3(mxKeyRotEnc2(mxKeyXorRR(mxKeyReverse(mxKeyXor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Xor(mxKeyByBitEnc(mxKeyByBitEnc(mxKeyAlg2(changeDuplicatesC2(mxKeyRotateLeftBits(mxKeyRotateLeftBits(mxKeySwapMinors3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huffle(mxKeyAlg2(mxKeySwapBitsF(changeDuplicatesB(mxKeySwapBitsF(p2kproc3(mxKeySwapBitsD(mxKeyXorB(mxKeyXor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changeDuplicatesC2(mxKeySwapBitsEE2(mxKeyXorB(mxKeySwapBitsE(changeDuplicates(mxKeyAlg1(mxKeySwapBitsF(mxKeyXorB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mxKeyAlg1(mxKeyRotEnc(mxKeyNot(mxKeyRotateLeftBits(mxKeyXorB(mxKeySwapBitsG(changeDuplicatesB(mxKeyRotateLeftBits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huffle(mxKeyAddRR(mxKeyReverse(mxKeySwapMinors3(changeDuplicatesB(mxKeyXor(mxKeyRotEnc(mxKeyRotateLeftBits(changeDuplicatesC2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2(mxKeySwapBitsD(mxKeySwapBitsE(mxKeyRotateLeftBits(changeDuplicatesB(mxKeyAlg2(mxKeyXorB(changeDuplicatesB(mxKeySwapBitsRound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Alg1(mxKeyReverse(mxKeyAddRR(changeDuplicatesC2(mxKeyByBitEnc(mxKeyNot(mxKeyXorRR(changeDuplicatesC2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huffle(mxKeyRotateLeftBits(mxKeyReverseBits(p2kproc3(mxKeySwapBitsG(mxKeyAddRR(mxKeyRotEnc2(mxKeyNot(mxKeyNot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huffle(changeDuplicates(mxKeyAddRR(mxKeyByBitEnc(mxKeyRotateLeftBits(mxKeySwapBitsEE2(changeDuplicatesC2(changeDuplicatesC2(mxKeyAlg1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Xor(changeDuplicates(mxKeySwapBitsEE2(mxKeyNot(mxKeySwapBitsE(mxKeyAlg1(mxKeySwapBitsE(mxKeySwapBitsG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mxKeyXor(mxKeyAlg1(mxKeySwapBitsG(changeDuplicatesB(mxKeySwapBitsG(mxKeySwapBitsEE2(mxKeyAlg1(changeDuplicatesB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changeDuplicatesB(mxKeySwapBitsRound(mxKeySwapBitsE(mxKeySwapMinors3(mxKeyNot(mxKeyReverse(mxKeySwapBitsRound(mxKeySwapBitsD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RotEnc2(mxKeyXor(mxKeyRotEnc(mxKeyRotEnc(p2kproc3(mxKeyRotEnc2(changeDuplicatesB(mxKeySwapBitsE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changeDuplicatesC2(mxKeySwapBitsD(mxKeyByBitEnc(mxKeyXorB(mxKeyByBitEnc(changeDuplicatesC2(mxKeyAddRR(p2kproc3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p2kproc3(mxKeyReverseBits(mxKeySwapMinors3(mxKeySwapMinors3(mxKeySwapBitsF(mxKeySwapBitsE(changeDuplicatesC2(mxKeyReverseBit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p2kproc3(mxKeyRotEnc(mxKeyXorRR(mxKeyRotateLeftBits(mxKeyXorB(mxKeySwapBitsG(mxKeySwapBitsF(mxKeyShuffl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mxKeySwapBitsG(p2kproc3(mxKeyAddRR(mxKeyRotateLeftBits(mxKeyRotEnc(mxKeySwapBitsRound(changeDuplicatesB(mxKeyAlg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Alg2(mxKeyAddRR(changeDuplicates(mxKeyXorRR(mxKeyShuffle(mxKeyRotateLeftBits(changeDuplicatesC2(mxKeyAlg1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mxKeySwapBitsF(changeDuplicates(mxKeySwapMinors3(mxKeyReverseBits(mxKeyShuffle(mxKeyAddRR(mxKeySwapBitsE(mxKeyAlg1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SwapBitsF(mxKeyRotEnc(mxKeyByBitEnc(mxKeySwapBitsE(mxKeyAlg1(mxKeyXor(mxKeySwapBitsE(mxKeyAddRR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Alg2(mxKeyRotEnc2(mxKeySwapBitsD(mxKeySwapBitsD(mxKeyRotateLeftBits(mxKeyByBitEnc(mxKeyReverseBits(mxKeyAlg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SwapBitsG(mxKeySwapBitsF(mxKeySwapBitsD(mxKeySwapBitsEE2(mxKeySwapBitsF(changeDuplicatesC2(changeDuplicatesB(mxKeySwapBitsRoun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changeDuplicatesB(mxKeyReverseBits(mxKeyByBitEnc(mxKeyReverseBits(mxKeySwapBitsE(mxKeyAddRR(mxKeyReverseBits(changeDuplicatesC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huffle(mxKeyShuffle(mxKeyByBitEnc(mxKeyRotateLeftBits(mxKeySwapBitsEE2(mxKeyAlg2(mxKeyRotEnc2(changeDuplicatesC2(mxKeyReverseBit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mxKeySwapBitsEE2(mxKeyRotEnc(mxKeySwapBitsF(mxKeyRotEnc(mxKeyReverseBits(mxKeyShuffle(mxKeyRotEnc(mxKeyAlg1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ReverseBits(mxKeyRotEnc(mxKeyNot(mxKeyAlg2(mxKeyRotateLeftBits(mxKeyXorRR(mxKeyXorB(mxKeyAddRR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changeDuplicatesC2(mxKeyXor(mxKeyAlg2(mxKeyAlg1(mxKeyRotEnc2(mxKeyRotateLeftBits(mxKeyXorB(mxKeySwapBitsRoun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Shuffle(changeDuplicates(mxKeySwapBitsF(changeDuplicatesB(mxKeySwapBitsF(mxKeyReverseBits(mxKeyShuffle(mxKeySwapBitsF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RotateLeftBits(mxKeySwapMinors3(mxKeyByBitEnc(mxKeyNot(mxKeyRotEnc(mxKeyXorB(mxKeyRotEnc2(mxKeyXorB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changeDuplicatesC2(mxKeyNot(mxKeyAlg1(mxKeyByBitEnc(mxKeyShuffle(mxKeySwapBitsF(changeDuplicatesB(mxKeyAlg2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p2kproc3(mxKeySwapBitsEE2(changeDuplicates(mxKeyAddRR(mxKeySwapMinors3(mxKeySwapBitsE(mxKeySwapBitsD(mxKeySwapMinors3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RotEnc(mxKeySwapBitsF(changeDuplicatesC2(mxKeyShuffle(mxKeySwapBitsD(mxKeyAddRR(mxKeyXorB(changeDuplicatesB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XorRR(mxKeyByBitEnc(changeDuplicates(mxKeyAlg2(mxKeyRotateLeftBits(mxKeySwapBitsG(mxKeyReverse(mxKeyShuffle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Xor(mxKeySwapBitsG(mxKeyReverseBits(mxKeyReverse(mxKeySwapBitsE(mxKeyReverse(mxKeyRotEnc(mxKeyXor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XorRR(mxKeyRotEnc(mxKeyReverseBits(mxKeyAlg1(mxKeyXor(mxKeySwapMinors3(mxKeySwapBitsEE2(mxKeyAlg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changeDuplicatesC2(mxKeySwapBitsRound(mxKeyByBitEnc(mxKeyXor(mxKeyShuffle(mxKeyShuffle(mxKeyByBitEnc(mxKeySwapBitsEE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SwapBitsE(mxKeySwapBitsEE2(mxKeyXorRR(p2kproc3(mxKeySwapBitsD(mxKeyRotEnc2(mxKeyAlg2(changeDuplicate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mxKeyXor(p2kproc3(mxKeySwapBitsD(changeDuplicates(mxKeyNot(mxKeyXor(p2kproc3(mxKeyXor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SwapBitsG(mxKeyAlg1(changeDuplicatesB(changeDuplicatesC2(mxKeyXor(mxKeyReverseBits(mxKeyReverse(mxKeySwapMinors3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RotEnc(mxKeyRotEnc(mxKeySwapMinors3(mxKeyXorRR(mxKeyShuffle(mxKeySwapBitsE(mxKeyXor(mxKeySwapBitsG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Shuffle(mxKeyAlg2(mxKeyAlg2(mxKeyByBitEnc(mxKeySwapBitsRound(mxKeyRotEnc2(mxKeyAlg1(mxKeySwapBitsF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SwapBitsE(mxKeyAlg1(mxKeyRotateLeftBits(mxKeyRotateLeftBits(mxKeyXorB(mxKeyReverse(mxKeySwapMinors3(mxKeyXorRR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huffle(mxKeyXorRR(mxKeySwapMinors3(mxKeyReverse(mxKeyRotateLeftBits(mxKeySwapBitsG(changeDuplicates(mxKeyReverse(changeDuplicatesB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Shuffle(mxKeyXorB(mxKeySwapBitsEE2(mxKeyRotEnc2(mxKeyAlg1(mxKeySwapMinors3(mxKeyXorRR(mxKeyXorB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RotEnc(mxKeySwapBitsE(mxKeyRotateLeftBits(mxKeyByBitEnc(mxKeyShuffle(changeDuplicates(mxKeyNot(mxKeyNot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mxKeyByBitEnc(mxKeySwapBitsEE2(mxKeySwapBitsEE2(changeDuplicates(mxKeySwapMinors3(mxKeySwapMinors3(mxKeyRotEnc(mxKeyByBitEnc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SwapMinors3(mxKeySwapMinors3(mxKeySwapBitsEE2(mxKeySwapBitsF(mxKeySwapMinors3(mxKeySwapMinors3(mxKeyAlg2(mxKeyAlg1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changeDuplicatesC2(p2kproc3(mxKeyAddRR(mxKeySwapMinors3(mxKeySwapBitsF(mxKeyAlg1(mxKeyReverse(mxKeySwapBitsD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SwapBitsD(mxKeyAlg2(mxKeySwapBitsE(mxKeyReverseBits(p2kproc3(changeDuplicates(mxKeySwapBitsEE2(mxKeyRotEnc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huffle(changeDuplicates(mxKeySwapBitsE(mxKeyXorRR(mxKeyRotEnc2(mxKeyNot(mxKeySwapBitsD(mxKeyXorRR(mxKeyReverseBit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XorB(changeDuplicatesC2(mxKeyReverse(mxKeyReverseBits(mxKeyRotEnc(mxKeyRotateLeftBits(changeDuplicatesB(changeDuplicates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RotateLeftBits(mxKeySwapBitsG(mxKeyReverseBits(mxKeyReverse(mxKeySwapBitsE(mxKeySwapBitsD(mxKeySwapBitsE(mxKeyAdd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Shuffle(mxKeyShuffle(mxKeyRotEnc2(mxKeySwapBitsD(mxKeyAlg1(changeDuplicatesB(changeDuplicatesC2(mxKeyAlg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SwapBitsF(mxKeyShuffle(mxKeySwapBitsE(mxKeySwapBitsRound(mxKeySwapBitsEE2(mxKeyRotEnc(mxKeySwapBitsF(mxKeyAlg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mxKeyShuffle(mxKeyReverse(mxKeySwapBitsF(changeDuplicatesB(changeDuplicatesB(mxKeySwapBitsG(changeDuplicates(mxKeyNot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SwapBitsE(mxKeyAlg1(mxKeyXorB(mxKeySwapBitsE(mxKeyAlg1(mxKeyXorB(mxKeyXorRR(mxKeySwapBitsRound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SwapBitsG(mxKeyAlg1(mxKeySwapMinors3(changeDuplicatesB(mxKeySwapBitsD(changeDuplicates(mxKeyXor(p2kproc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mxKeyAlg2(mxKeyAddRR(mxKeyRotEnc2(mxKeySwapBitsF(mxKeyRotEnc2(mxKeySwapBitsG(mxKeyXorB(changeDuplicatesC2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Alg1(mxKeySwapBitsEE2(mxKeyRotEnc(mxKeyXor(mxKeyRotateLeftBits(mxKeyByBitEnc(mxKeyNot(mxKeyReverse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mxKeyAlg2(mxKeySwapBitsRound(mxKeySwapBitsEE2(mxKeyReverse(changeDuplicates(mxKeyRotEnc2(mxKeyAlg2(p2kproc3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(mxKeySwapBitsEE2(changeDuplicatesB(mxKeyRotEnc(mxKeySwapBitsEE2(mxKeyByBitEnc(mxKeyAlg1(mxKeyRotateLeftBits(changeDuplicatesB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changeDuplicates(mxKeyRotEnc2(mxKeyXor(mxKeyReverseBits(mxKeySwapBitsG(mxKeyNot(mxKeyReverse(mxKeySwapMinors3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mxKeyAlg2(mxKeyAddRR(mxKeyNot(changeDuplicates(changeDuplicatesB(p2kproc3(changeDuplicatesB(changeDuplicatesB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SwapBitsG(mxKeySwapBitsD(mxKeyNot(mxKeyByBitEnc(mxKeyRotateLeftBits(mxKeyXor(mxKeySwapBitsD(mxKeyXor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Alg2(changeDuplicatesC2(mxKeyReverse(mxKeyXorB(mxKeyXor(changeDuplicatesB(changeDuplicatesC2(changeDuplicates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SwapMinors3(changeDuplicatesC2(changeDuplicates(mxKeyReverse(mxKeyRotEnc(mxKeyRotateLeftBits(mxKeyXor(changeDuplicates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mxKeyRotateLeftBits(changeDuplicatesB(mxKeySwapBitsG(mxKeySwapBitsG(mxKeyXorRR(changeDuplicatesB(mxKeyReverseBits(mxKeySwapBitsE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mxKeyRotateLeftBits(mxKeyReverse(mxKeyReverse(mxKeyShuffle(mxKeySwapBitsF(mxKeyAddRR(mxKeyNot(mxKeyXorRR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huffle(mxKeySwapBitsD(mxKeyXorB(mxKeyXorRR(mxKeyRotateLeftBits(changeDuplicates(mxKeyXor(mxKeyAddRR(mxKeyNot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SwapBitsE(mxKeySwapBitsEE2(mxKeySwapMinors3(mxKeySwapBitsRound(mxKeyNot(mxKeyAddRR(mxKeyXorRR(mxKeyShuffle(mxKeySwapBitsF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Not(p2kproc3(mxKeyAlg1(mxKeySwapMinors3(mxKeyXorB(mxKeySwapMinors3(mxKeyShuffle(mxKeySwapBitsG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changeDuplicates(mxKeyAlg2(mxKeyNot(mxKeyRotEnc2(mxKeyReverse(mxKeyAddRR(mxKeyXor(mxKeyShuffle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RotEnc(mxKeySwapBitsE(mxKeySwapMinors3(mxKeySwapBitsRound(mxKeySwapBitsG(mxKeyXorRR(mxKeyRotateLeftBits(mxKeyRevers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mxKeySwapBitsEE2(mxKeyShuffle(mxKeyAddRR(changeDuplicates(changeDuplicatesB(mxKeyReverseBits(mxKeyReverse(mxKeyXor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ReverseBits(mxKeyRotEnc2(p2kproc3(mxKeySwapBitsG(mxKeyByBitEnc(changeDuplicatesB(mxKeyXorRR(mxKeySwapBitsD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RotateLeftBits(mxKeySwapBitsE(mxKeyXor(mxKeyAddRR(mxKeySwapBitsF(changeDuplicatesC2(mxKeyXorRR(mxKeyXorRR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(mxKeySwapBitsF(changeDuplicatesB(p2kproc3(mxKeyRotEnc2(changeDuplicates(mxKeySwapBitsD(mxKeySwapBitsD(mxKeySwapBitsG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RotEnc2(mxKeyReverseBits(mxKeyRotEnc(changeDuplicatesB(mxKeyXor(mxKeyXorRR(mxKeyReverseBits(mxKeyShuffle(mxKeyNot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changeDuplicatesC2(changeDuplicatesC2(mxKeySwapBitsF(mxKeyByBitEnc(mxKeySwapMinors3(mxKeyXorB(mxKeyNot(mxKeySwapBitsE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Shuffle(changeDuplicates(mxKeyNot(changeDuplicatesB(mxKeyXorB(mxKeyReverse(mxKeySwapBitsEE2(mxKeyXorRR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SwapBitsEE2(mxKeyByBitEnc(mxKeySwapBitsG(mxKeyAlg1(mxKeySwapBitsRound(mxKeyRotEnc2(changeDuplicatesB(mxKeyRotateLeftBits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XorB(mxKeyXorB(mxKeySwapBitsRound(changeDuplicates(mxKeyNot(mxKeyXor(mxKeyAddRR(mxKeyAlg1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mxKeySwapBitsF(p2kproc3(mxKeyAlg1(mxKeyAddRR(mxKeyAlg1(mxKeyShuffle(mxKeyReverseBits(mxKeyShuffle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wapMinors3(mxKeyXorRR(mxKeyNot(mxKeyRotEnc2(mxKeyXorB(mxKeySwapBitsE(mxKeySwapBitsE(mxKeyReverse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E2(mxKeyRotEnc(changeDuplicatesB(mxKeySwapBitsEE2(mxKeySwapBitsG(mxKeyRotEnc(mxKeyAlg2(mxKeyRotateLeftBits(changeDuplicate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huffle(mxKeySwapBitsF(changeDuplicates(mxKeyAlg2(mxKeyRotateLeftBits(mxKeySwapMinors3(mxKeyRotEnc2(mxKeyRotEnc2(mxKeyShuffl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Xor(mxKeySwapBitsRound(mxKeyXor(mxKeySwapBitsG(mxKeySwapBitsD(changeDuplicatesC2(mxKeyXorB(changeDuplicatesC2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E2(mxKeyAlg2(mxKeyXorRR(mxKeyXor(mxKeySwapBitsRound(mxKeyAlg1(changeDuplicatesC2(mxKeyNot(mxKeySwapBitsD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mxKeyShuffle(mxKeyAlg2(mxKeySwapBitsE(mxKeyReverse(mxKeyRotateLeftBits(mxKeyXorRR(mxKeyByBitEnc(changeDuplicatesC2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XorRR(mxKeyReverse(mxKeyXor(mxKeySwapBitsG(mxKeyShuffle(mxKeyNot(mxKeyXorRR(p2kproc3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B(mxKeyAddRR(mxKeyByBitEnc(mxKeyAlg1(mxKeyXorB(mxKeyShuffle(mxKeySwapBitsRound(mxKeyReverseBits(mxKeyRotEnc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huffle(mxKeyShuffle(mxKeyRotateLeftBits(mxKeyRotateLeftBits(mxKeyRotEnc2(changeDuplicatesB(mxKeyAddRR(mxKeyAlg2(mxKeyShuffl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C2(p2kproc3(mxKeyRotateLeftBits(mxKeySwapBitsE(mxKeyShuffle(mxKeySwapBitsF(mxKeyRotateLeftBits(mxKeySwapMinors3(mxKeySwapBitsG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SwapBitsF(mxKeyReverseBits(mxKeyXorB(mxKeySwapBitsE(mxKeyRotateLeftBits(mxKeyXor(mxKeySwapMinors3(changeDuplicatesB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(mxKeySwapBitsEE2(mxKeyXorB(mxKeySwapBitsG(mxKeyShuffle(mxKeySwapBitsEE2(mxKeySwapBitsEE2(mxKeyAddRR(mxKeySwapMinors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Shuffle(mxKeySwapBitsF(mxKeyAlg1(mxKeyAlg1(changeDuplicatesB(mxKeyReverse(mxKeyShuffle(p2kproc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B(mxKeyXor(mxKeyXorB(mxKeyNot(mxKeyXorRR(changeDuplicatesB(mxKeyShuffle(mxKeySwapBitsEE2(mxKeyAlg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(mxKeyRotEnc2(mxKeyReverseBits(mxKeySwapBitsD(mxKeyAddRR(mxKeyAlg2(mxKeySwapBitsE(mxKeySwapBitsRound(mxKeySwapBitsE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mxKeyAlg2(mxKeyReverse(mxKeyRotEnc(mxKeySwapBitsF(mxKeyAlg1(changeDuplicatesC2(mxKeySwapBitsD(changeDuplicatesB(mxKeyRever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mxKeyShuffle(mxKeyAddRR(changeDuplicates(mxKeySwapBitsD(mxKeyXorRR(mxKeyReverse(mxKeyAddRR(mxKeySwapBitsF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Round(changeDuplicatesC2(mxKeySwapBitsE(changeDuplicatesB(mxKeyReverse(mxKeySwapBitsF(p2kproc3(mxKeyXorB(mxKeySwapBitsF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ReverseBits(mxKeySwapBitsG(mxKeyAlg1(mxKeyAlg1(mxKeyAddRR(mxKeyReverse(mxKeyReverse(mxKeySwapBitsE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SwapBitsEE2(mxKeyAlg2(mxKeyAlg1(mxKeyXorB(mxKeyAlg2(mxKeySwapMinors3(mxKeyRotateLeftBits(changeDuplicatesC2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Xor(mxKeySwapMinors3(changeDuplicatesB(mxKeyReverse(mxKeyShuffle(changeDuplicatesC2(mxKeyAddRR(mxKeyXorRR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AddRR(mxKeyReverseBits(mxKeyReverse(mxKeyRotateLeftBits(mxKeySwapBitsG(mxKeyRotEnc2(mxKeyReverse(mxKeyAddRR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SwapBitsG(mxKeySwapBitsRound(mxKeyRotateLeftBits(mxKeySwapBitsE(mxKeyReverse(mxKeySwapBitsEE2(mxKeySwapBitsE(mxKeyXorB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mxKeyReverseBits(mxKeyShuffle(mxKeyNot(mxKeySwapBitsG(mxKeySwapBitsE(changeDuplicatesC2(changeDuplicates(mxKeyRotEnc2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Alg2(mxKeyAlg1(mxKeyXorRR(mxKeySwapBitsEE2(mxKeySwapMinors3(mxKeySwapBitsE(mxKeySwapBitsD(mxKeyXorB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mxKeyRotateLeftBits(mxKeyXorB(mxKeyShuffle(mxKeyNot(mxKeyRotateLeftBits(changeDuplicates(mxKeySwapBitsE(mxKeyXor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mxKeyRotEnc2(mxKeyXor(mxKeyReverse(mxKeyXorRR(mxKeyRotEnc(p2kproc3(mxKeyAlg1(mxKeyRotateLeftBits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Not(mxKeyXor(mxKeySwapBitsRound(mxKeyXorRR(mxKeyAlg1(mxKeyNot(mxKeyAddRR(mxKeyNot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mxKeySwapBitsE(mxKeyAddRR(mxKeyNot(mxKeyAddRR(changeDuplicatesB(mxKeySwapBitsRound(mxKeyRotEnc(mxKeyReverseBits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SwapMinors3(mxKeyReverseBits(mxKeyReverseBits(mxKeyXor(mxKeyAlg1(mxKeySwapBitsEE2(mxKeyAlg2(changeDuplicate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SwapBitsF(mxKeyAlg1(changeDuplicates(mxKeyReverse(mxKeyReverse(mxKeyRotateLeftBits(mxKeyAlg2(mxKeyRotEn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changeDuplicatesC2(mxKeySwapBitsG(mxKeyReverse(mxKeyAlg2(mxKeyRotateLeftBits(mxKeySwapBitsE(changeDuplicatesC2(mxKeySwapBitsD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SwapBitsG(mxKeyRotEnc(mxKeyReverseBits(mxKeySwapBitsEE2(mxKeySwapBitsD(mxKeySwapBitsRound(mxKeyRotEnc(mxKeySwapBitsE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RotateLeftBits(p2kproc3(mxKeyRotEnc(mxKeySwapBitsF(mxKeyNot(mxKeySwapBitsF(mxKeyXorB(mxKeyRotEnc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mxKeyXorRR(mxKeyXorRR(changeDuplicatesC2(mxKeySwapBitsG(mxKeyRotEnc2(mxKeyXorB(changeDuplicatesC2(mxKeyReverse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ByBitEnc(mxKeyReverseBits(mxKeyRotEnc(mxKeySwapBitsD(mxKeyRotEnc(mxKeySwapBitsD(mxKeySwapMinors3(mxKeySwapBitsD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SwapMinors3(mxKeyByBitEnc(changeDuplicates(changeDuplicatesC2(mxKeyAddRR(mxKeyAlg1(mxKeySwapBitsE(mxKeyShuffle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mxKeySwapBitsE(mxKeyRotEnc(mxKeyShuffle(mxKeyReverse(mxKeyShuffle(mxKeyRotEnc2(mxKeyAddRR(mxKeySwapMinors3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Reverse(mxKeyByBitEnc(mxKeySwapMinors3(mxKeyNot(mxKeyXorB(mxKeyByBitEnc(p2kproc3(mxKeyShuffle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mxKeyRotEnc(changeDuplicates(mxKeyRotEnc2(mxKeySwapBitsD(changeDuplicatesC2(changeDuplicatesB(mxKeyByBitEnc(mxKeyRotEnc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changeDuplicates(mxKeyXor(mxKeyRotEnc2(mxKeySwapMinors3(mxKeyReverseBits(mxKeyAlg1(mxKeyXorRR(mxKeySwapBitsEE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B(mxKeySwapBitsEE2(mxKeyRotateLeftBits(changeDuplicates(mxKeyXorB(mxKeySwapBitsEE2(mxKeyXorB(mxKeySwapBitsRound(changeDuplicates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mxKeySwapMinors3(mxKeyShuffle(mxKeyReverse(mxKeyRotEnc(changeDuplicates(mxKeyReverse(mxKeySwapBitsD(mxKeyRotateLeft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mxKeyShuffle(mxKeySwapBitsRound(mxKeyXorB(mxKeyAlg2(changeDuplicatesC2(mxKeyRotEnc2(mxKeyXor(mxKeyByBitEnc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C2(mxKeySwapMinors3(mxKeyXor(mxKeyReverseBits(changeDuplicatesC2(mxKeyXor(mxKeyReverse(mxKeySwapBitsD(mxKeyAlg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p2kproc3(changeDuplicates(mxKeyXorRR(mxKeySwapMinors3(mxKeyXorRR(mxKeyAlg1(mxKeySwapBitsG(mxKeyNot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C2(mxKeySwapBitsF(mxKeyXor(mxKeyAlg2(mxKeyReverseBits(mxKeySwapBitsF(mxKeyByBitEnc(mxKeyXorRR(mxKeySwapMinors3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SwapBitsE(mxKeySwapBitsF(mxKeyReverseBits(mxKeySwapMinors3(mxKeySwapBitsD(mxKeyRotEnc(mxKeyAlg1(mxKeyRotEnc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SwapBitsG(changeDuplicatesB(mxKeyXorB(mxKeyReverseBits(mxKeySwapBitsD(mxKeySwapBitsE(mxKeyNot(mxKeyAdd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(mxKeyNot(mxKeyXorB(mxKeyShuffle(mxKeySwapBitsG(mxKeySwapBitsG(mxKeyReverseBits(changeDuplicates(changeDuplicatesB(mxKeySwapBit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mxKeySwapBitsEE2(mxKeyRotateLeftBits(p2kproc3(changeDuplicatesC2(changeDuplicatesC2(mxKeyRotEnc2(changeDuplicatesB(mxKeySwapBitsF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Round(mxKeyAddRR(mxKeyXor(mxKeyAlg2(p2kproc3(mxKeyXor(mxKeyXorB(mxKeySwapBitsD(mxKeySwapBit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p2kproc3(mxKeySwapBitsEE2(changeDuplicatesB(mxKeyRotateLeftBits(mxKeyXor(mxKeyXorRR(mxKeyAlg1(changeDuplicatesB(mxKeyReverse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B(changeDuplicatesB(mxKeySwapBitsD(mxKeyRotEnc2(mxKeySwapBitsE(mxKeyRotEnc2(mxKeySwapBitsD(mxKeyXorB(mxKeyXor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ReverseBits(changeDuplicatesC2(mxKeyAlg2(mxKeyXorB(mxKeyReverseBits(mxKeyRotEnc(mxKeyReverseBits(mxKeyXor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XorRR(mxKeyByBitEnc(mxKeyAddRR(mxKeySwapBitsG(changeDuplicatesC2(p2kproc3(mxKeyAddRR(changeDuplicatesB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XorRR(mxKeySwapBitsE(mxKeyRotEnc(mxKeyRotateLeftBits(mxKeySwapBitsF(mxKeyXorRR(mxKeyReverse(mxKeyReverseBits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huffle(mxKeyAlg2(mxKeySwapBitsEE2(mxKeySwapMinors3(mxKeyRotateLeftBits(mxKeyAddRR(mxKeySwapMinors3(mxKeyAlg2(mxKeyAddRR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SwapBitsF(mxKeySwapBitsRound(changeDuplicates(mxKeyAlg1(mxKeySwapBitsE(mxKeySwapMinors3(changeDuplicatesB(changeDuplicatesB(mxKeyRotateLeft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B(mxKeyShuffle(mxKeySwapMinors3(mxKeyAlg1(mxKeySwapBitsRound(changeDuplicatesC2(mxKeySwapBitsG(mxKeyAddRR(mxKeyXorB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Shuffle(mxKeySwapBitsG(mxKeyRotEnc(mxKeyXorB(changeDuplicates(mxKeySwapBitsG(mxKeySwapBitsD(mxKeyShuffle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mxKeyXor(mxKeySwapMinors3(mxKeyReverse(mxKeySwapBitsRound(mxKeySwapBitsG(mxKeyReverseBits(mxKeySwapBitsG(mxKeyRotateLeftBits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SwapBitsD(changeDuplicates(changeDuplicatesB(mxKeySwapMinors3(mxKeyRotateLeftBits(mxKeyShuffle(mxKeyRotateLeftBits(changeDuplicates(mxKeyRotEnc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Round(changeDuplicatesB(mxKeyXor(mxKeySwapMinors3(mxKeyXorB(mxKeyAlg1(mxKeyXorRR(mxKeyRotEnc2(mxKeyAddRR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RotEnc(mxKeyAlg1(mxKeyAlg2(mxKeySwapBitsRound(mxKeyRotEnc2(changeDuplicatesC2(mxKeyRotEnc2(mxKeyShuffle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SwapBitsD(changeDuplicatesB(changeDuplicatesB(mxKeyRotateLeftBits(mxKeySwapBitsE(mxKeySwapBitsD(mxKeyAlg1(mxKeyNot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Alg1(mxKeySwapBitsE(changeDuplicates(mxKeyShuffle(changeDuplicates(mxKeySwapBitsG(mxKeySwapBitsE(mxKeyRotateLeft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p2kproc3(mxKeyRotEnc(mxKeyShuffle(mxKeySwapBitsRound(mxKeySwapBitsEE2(changeDuplicates(mxKeyRotEnc2(mxKeySwapBitsG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huffle(mxKeyShuffle(mxKeyByBitEnc(mxKeyReverse(mxKeySwapBitsD(mxKeyRotEnc(mxKeySwapBitsG(mxKeyXorB(mxKeyAddRR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(mxKeySwapMinors3(mxKeySwapBitsEE2(mxKeySwapBitsG(mxKeyAddRR(mxKeySwapBitsRound(mxKeySwapBitsRound(mxKeyAlg2(mxKeyRotateLeftBits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Not(mxKeyXor(changeDuplicates(mxKeyByBitEnc(mxKeySwapBitsD(mxKeyRotEnc(mxKeyXorRR(mxKeySwapBits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F(mxKeyXor(mxKeyXor(mxKeySwapBitsE(mxKeySwapBitsG(mxKeyShuffle(mxKeyAlg2(mxKeyXorB(mxKeyRever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Round(mxKeyReverse(mxKeySwapBitsG(mxKeySwapBitsG(mxKeyReverse(mxKeyXorB(mxKeyRotEnc2(changeDuplicatesC2(mxKeyXorB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SwapBitsEE2(mxKeyRotEnc(changeDuplicatesC2(mxKeyRotEnc(mxKeyReverse(mxKeyAddRR(mxKeySwapBitsEE2(mxKeyNot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changeDuplicates(changeDuplicatesB(mxKeySwapMinors3(mxKeyByBitEnc(mxKeySwapBitsE(mxKeySwapMinors3(changeDuplicates(mxKeySwapMinors3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Round(mxKeySwapBitsEE2(changeDuplicatesC2(mxKeyAlg2(mxKeyXorRR(mxKeySwapBitsD(mxKeyAddRR(changeDuplicates(mxKeyAddRR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p2kproc3(mxKeyXorB(mxKeyShuffle(mxKeySwapBitsEE2(mxKeyAlg2(mxKeyReverse(mxKeyRotEnc2(changeDuplicates(mxKeyAddRR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huffle(mxKeyRotEnc2(mxKeyXorB(mxKeyNot(mxKeySwapBitsF(changeDuplicatesC2(mxKeyAddRR(changeDuplicatesB(changeDuplicatesC2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mxKeyRotateLeftBits(mxKeyRotEnc(mxKeyXorRR(mxKeySwapBitsG(mxKeyXor(mxKeyXorRR(mxKeyAlg2(p2kproc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C2(mxKeyAddRR(mxKeySwapBitsRound(p2kproc3(mxKeyAlg2(mxKeySwapBitsG(mxKeyRotateLeftBits(mxKeyAlg1(mxKeyRotateLeftBits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Not(mxKeyRotateLeftBits(mxKeyByBitEnc(mxKeySwapBitsG(mxKeyReverse(changeDuplicatesC2(mxKeyNot(changeDuplicatesB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changeDuplicatesB(mxKeySwapBitsD(changeDuplicatesB(mxKeySwapBitsF(mxKeyNot(mxKeyShuffle(mxKeySwapBitsG(mxKeyReverse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Not(p2kproc3(mxKeySwapBitsE(p2kproc3(mxKeyXor(mxKeySwapBitsRound(mxKeyXor(mxKeyShuffle(mxKeySwapBitsE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Bits(p2kproc3(mxKeySwapBitsEE2(mxKeyAddRR(changeDuplicatesB(mxKeyShuffle(changeDuplicatesB(p2kproc3(mxKeyReverse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ateLeftBits(mxKeyRotEnc2(mxKeyAlg1(mxKeyAlg1(mxKeyRotateLeftBits(mxKeySwapBitsG(mxKeySwapBitsE(mxKeyReverseBits(mxKeyShuffle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1(mxKeySwapBitsG(mxKeySwapBitsRound(mxKeyAlg1(mxKeySwapBitsG(mxKeySwapBitsRound(changeDuplicatesB(mxKeyRotEnc2(mxKeySwapBitsG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changeDuplicates(mxKeyRotateLeftBits(mxKeySwapBitsE(mxKeySwapBitsE(mxKeySwapBitsF(mxKeySwapBitsE(mxKeySwapBitsD(mxKeySwapBitsE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mxKeySwapBitsG(mxKeyXor(mxKeyReverseBits(mxKeyXor(mxKeyByBitEnc(mxKeyShuffle(mxKeyXor(changeDuplicatesB(mxKeyNot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Not(mxKeyByBitEnc(mxKeyShuffle(mxKeyAddRR(mxKeyRotEnc(mxKeyXorRR(mxKeyShuffle(mxKeySwapMinors3(mxKeyReverse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p2kproc3(mxKeyRotEnc2(mxKeyXorB(p2kproc3(mxKeyShuffle(mxKeyShuffle(mxKeyAlg1(p2kproc3(mxKeyXorRR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mxKeySwapMinors3(mxKeyXor(mxKeyShuffle(p2kproc3(mxKeySwapBitsF(mxKeyShuffle(mxKeyReverseBits(mxKeyXorB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mxKeySwapBitsG(mxKeyNot(mxKeyRotateLeftBits(mxKeySwapBitsRound(mxKeySwapBitsRound(mxKeyRotEnc(mxKeySwapBitsRound(mxKeyXorB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ddRR(mxKeyAlg1(mxKeyReverseBits(mxKeyRotateLeftBits(mxKeyNot(mxKeyRotEnc2(mxKeySwapMinors3(changeDuplicatesB(mxKeySwapBitsRoun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F(mxKeySwapMinors3(mxKeyAlg2(mxKeySwapBitsG(mxKeyRotateLeftBits(p2kproc3(mxKeyRotateLeftBits(mxKeyReverse(mxKeyXo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changeDuplicates(mxKeyRotateLeftBits(mxKeyXorRR(p2kproc3(mxKeyRotateLeftBits(mxKeyShuffle(mxKeyXorRR(mxKeySwapBitsD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mxKeyReverseBits(p2kproc3(changeDuplicates(mxKeyRotateLeftBits(mxKeyNot(mxKeyAlg2(changeDuplicatesC2(mxKeyNot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(changeDuplicatesC2(changeDuplicates(mxKeyXor(changeDuplicatesC2(changeDuplicatesB(changeDuplicatesB(mxKeyReverse(mxKeyNot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mxKeyByBitEnc(mxKeySwapBitsRound(mxKeyRotEnc(mxKeySwapBitsRound(mxKeyAlg1(mxKeyReverseBits(mxKeyAlg2(mxKeyRotEnc2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Alg1(mxKeyXorRR(mxKeyShuffle(changeDuplicates(mxKeyRotateLeftBits(changeDuplicatesC2(mxKeyAddRR(mxKeyXorB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Round(changeDuplicatesB(mxKeySwapBitsD(mxKeySwapMinors3(changeDuplicates(mxKeyRotateLeftBits(mxKeyReverseBits(mxKeySwapBitsEE2(mxKeyNot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p2kproc3(mxKeyAddRR(mxKeyAlg2(mxKeyAddRR(mxKeyShuffle(mxKeyXor(mxKeyAlg1(mxKeySwapBitsF(mxKeyAdd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ddRR(changeDuplicates(mxKeyReverseBits(mxKeySwapMinors3(mxKeyXorRR(mxKeyReverse(mxKeyAlg1(mxKeyXorB(mxKeyReverseBit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p2kproc3(mxKeyAddRR(mxKeyShuffle(mxKeyShuffle(mxKeySwapMinors3(mxKeyRotateLeftBits(mxKeySwapMinors3(mxKeyReverseBits(mxKeyXo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RotateLeftBits(mxKeySwapBitsD(mxKeyNot(mxKeyNot(mxKeyRotateLeftBits(mxKeySwapBitsD(mxKeyRotateLeftBits(mxKeyRotateLeftBits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mxKeyRotateLeftBits(mxKeySwapBitsEE2(mxKeyRotEnc2(mxKeyReverseBits(mxKeyXorRR(mxKeyRotEnc2(p2kproc3(mxKeyXorR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ddRR(mxKeySwapMinors3(changeDuplicatesC2(changeDuplicates(mxKeyXorRR(mxKeyRotEnc(mxKeyReverseBits(changeDuplicatesB(mxKeySwapMinors3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mxKeyAddRR(changeDuplicatesB(mxKeyXorB(mxKeySwapMinors3(mxKeyXorB(mxKeyByBitEnc(mxKeyXorB(changeDuplicatesC2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B(mxKeySwapMinors3(mxKeyShuffle(mxKeyXorB(mxKeyXorRR(mxKeyAlg2(mxKeyAlg1(mxKeyXorB(mxKeyNot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mxKeySwapBitsG(mxKeySwapBitsF(changeDuplicatesB(mxKeyNot(mxKeyXorB(mxKeyAlg1(changeDuplicatesB(changeDuplicatesB(mxKeySwapBitsF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2(mxKeySwapBitsRound(mxKeyAlg1(mxKeySwapBitsD(changeDuplicates(mxKeySwapBitsF(mxKeyByBitEnc(mxKeyXorB(mxKeyAlg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Round(changeDuplicatesC2(mxKeyXorRR(changeDuplicatesC2(mxKeySwapBitsRound(mxKeyXorB(mxKeyRotEnc2(mxKeyReverse(mxKeyAdd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(mxKeyRotateLeftBits(mxKeySwapBitsF(changeDuplicatesC2(mxKeyAddRR(mxKeyAlg1(mxKeyXorRR(mxKeyNot(mxKeySwapBit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2(changeDuplicatesB(mxKeyXor(mxKeyByBitEnc(changeDuplicatesC2(mxKeyShuffle(mxKeySwapMinors3(mxKeySwapBitsEE2(mxKeySwapMinors3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mxKeyXor(mxKeyAddRR(mxKeyNot(mxKeyAddRR(mxKeySwapBitsD(mxKeySwapBitsF(mxKeyXorB(changeDuplicatesB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(mxKeySwapBitsE(mxKeyReverseBits(mxKeyShuffle(mxKeyXorB(changeDuplicatesC2(mxKeyXorB(mxKeyRotEnc2(mxKeyXor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1(mxKeyXorRR(mxKeySwapMinors3(mxKeySwapBitsF(changeDuplicatesB(mxKeySwapBitsF(mxKeyReverse(mxKeySwapBitsE(mxKeyXorRR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changeDuplicatesC2(mxKeySwapBitsG(mxKeySwapBitsRound(mxKeyXorB(mxKeyReverse(mxKeyAddRR(mxKeySwapMinors3(changeDuplicatesB(mxKeyRever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Not(changeDuplicatesB(mxKeySwapBitsE(mxKeyRotEnc2(mxKeySwapBitsRound(mxKeySwapBitsRound(mxKeyByBitEnc(mxKeyXorRR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mxKeyXorRR(p2kproc3(mxKeySwapBitsG(changeDuplicates(p2kproc3(mxKeyXorRR(mxKeySwapBitsE(changeDuplicatesB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mxKeySwapBitsRound(p2kproc3(mxKeySwapMinors3(changeDuplicatesB(mxKeyRotEnc(mxKeySwapBitsRound(mxKeyShuffle(changeDuplicate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mxKeyXor(mxKeyRotEnc(mxKeyByBitEnc(changeDuplicates(mxKeyAlg1(mxKeySwapMinors3(mxKeyReverse(changeDuplicatesC2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mxKeyAlg2(mxKeyByBitEnc(mxKeyReverseBits(mxKeySwapMinors3(mxKeyShuffle(mxKeyNot(mxKeyXor(mxKeyXo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mxKeySwapBitsD(mxKeySwapBitsEE2(changeDuplicatesB(mxKeyAddRR(mxKeySwapBitsE(mxKeyRotateLeftBits(mxKeyReverseBits(mxKeySwapBitsRoun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2(mxKeySwapBitsE(changeDuplicates(mxKeyRotateLeftBits(changeDuplicates(mxKeySwapBitsG(mxKeyAlg1(mxKeyRotEnc(mxKeyRotEnc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ddRR(mxKeyXorB(mxKeyAlg2(mxKeyAlg2(changeDuplicatesB(changeDuplicatesC2(mxKeyXorRR(changeDuplicatesB(mxKeySwapBitsD(mxKeyRotateLeft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SwapBitsEE2(mxKeyShuffle(p2kproc3(mxKeyRotateLeftBits(changeDuplicatesC2(mxKeyAlg1(mxKeySwapBitsG(mxKeyAlg2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Shuffle(mxKeyRotateLeftBits(mxKeyRotateLeftBits(mxKeyRotateLeftBits(mxKeySwapBitsEE2(changeDuplicatesB(mxKeySwapBitsRound(mxKeyRotEnc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(mxKeyReverse(mxKeySwapBitsF(mxKeySwapBitsF(mxKeySwapBitsF(changeDuplicatesB(mxKeyNot(mxKeyShuffle(mxKeyRotateLeftBits(mxKeyRotateLeft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G(mxKeyXor(changeDuplicatesB(mxKeyShuffle(mxKeyRotateLeftBits(mxKeyAlg1(mxKeyXor(mxKeyRotateLeftBits(mxKeyAlg1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(mxKeySwapBitsD(mxKeyNot(mxKeyXor(mxKeySwapBitsD(mxKeyXor(mxKeyAddRR(mxKeyNot(mxKeyXorR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C2(mxKeySwapBitsF(mxKeySwapBitsD(p2kproc3(mxKeyAlg1(mxKeyByBitEnc(mxKeyNot(changeDuplicatesC2(mxKeyShuffle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B(mxKeyShuffle(mxKeyRotEnc(mxKeySwapBitsE(mxKeySwapBitsD(mxKeyRotateLeftBits(mxKeyRotEnc(mxKeyXorRR(mxKeySwapBitsF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D(mxKeySwapBitsF(mxKeyRotEnc(mxKeyReverseBits(changeDuplicatesB(mxKeyReverseBits(mxKeyByBitEnc(changeDuplicates(mxKeySwapBitsE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mxKeyXor(mxKeyReverse(mxKeySwapBitsF(changeDuplicates(mxKeySwapMinors3(p2kproc3(mxKeyByBitEnc(mxKeyAlg1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mxKeySwapBitsG(changeDuplicates(changeDuplicates(p2kproc3(mxKeyRotEnc(mxKeyAlg1(mxKeySwapBitsRound(changeDuplicates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G(mxKeyRotEnc(mxKeyReverse(mxKeyXor(mxKeyRotEnc2(mxKeyShuffle(mxKeyAlg1(changeDuplicatesB(p2kproc3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D(mxKeyAlg1(mxKeyByBitEnc(mxKeyRotEnc2(mxKeySwapMinors3(mxKeyAlg2(mxKeyReverse(changeDuplicatesB(changeDuplicates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mxKeyRotEnc(mxKeyAlg1(mxKeySwapBitsE(mxKeyRotateLeftBits(mxKeySwapMinors3(mxKeyAlg1(mxKeyReverseBits(changeDuplicatesC2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mxKeySwapMinors3(mxKeyShuffle(mxKeySwapBitsEE2(mxKeyByBitEnc(mxKeyNot(mxKeyNot(mxKeyReverse(mxKeyAddR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p2kproc3(mxKeySwapBitsE(mxKeyNot(mxKeyXorRR(mxKeySwapBitsEE2(mxKeyReverse(mxKeyRotateLeftBits(mxKeyReverseBits(mxKeyAddRR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mxKeyAlg2(mxKeyByBitEnc(mxKeyAlg1(mxKeySwapBitsE(mxKeySwapBitsEE2(mxKeyRotateLeftBits(mxKeyReverse(mxKeyAddRR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(mxKeyReverseBits(mxKeyXorB(mxKeyRotEnc(mxKeyAddRR(mxKeyRotEnc(mxKeyShuffle(mxKeyReverse(mxKeyRotateLeftBits(mxKeyRotEnc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Minors3(mxKeySwapBitsEE2(mxKeyXorB(p2kproc3(mxKeyXor(mxKeyReverse(mxKeyRotateLeftBits(mxKeyAddRR(mxKeyByBitEnc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B(mxKeyAlg1(mxKeyShuffle(changeDuplicatesC2(mxKeyAddRR(mxKeyByBitEnc(mxKeyRotEnc2(mxKeyXorRR(mxKeySwapBitsG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Bits(mxKeyRotateLeftBits(mxKeySwapBitsD(mxKeyRotEnc(mxKeySwapBitsE(mxKeyReverseBits(mxKeyRotEnc(mxKeyAlg2(mxKeySwapMinors3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RR(mxKeyByBitEnc(mxKeyAlg1(mxKeyRotEnc(mxKeyReverseBits(mxKeyAlg2(mxKeySwapMinors3(mxKeySwapBitsD(mxKeySwapBitsRound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Not(mxKeySwapBitsE(mxKeyXorRR(mxKeySwapBitsRound(mxKeyReverseBits(mxKeyShuffle(mxKeyXorB(changeDuplicatesB(mxKeyReverseBit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G(mxKeySwapBitsG(mxKeyByBitEnc(mxKeyXorB(mxKeySwapBitsG(mxKeySwapBitsF(mxKeyReverseBits(mxKeyRotEnc2(mxKeyXorB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E2(mxKeyReverseBits(mxKeyRotEnc2(mxKeyByBitEnc(mxKeyAlg1(changeDuplicates(changeDuplicates(mxKeySwapBitsF(mxKeySwapBitsEE2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F(mxKeySwapBitsD(mxKeyAddRR(p2kproc3(mxKeyRotEnc2(changeDuplicatesB(mxKeySwapBitsF(mxKeyShuffle(mxKeyReverseBits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1(mxKeyNot(mxKeyNot(changeDuplicatesB(mxKeyXorB(mxKeyNot(mxKeySwapBitsG(mxKeyReverseBits(mxKeySwapBitsD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C2(mxKeySwapBitsG(mxKeySwapBitsG(mxKeyByBitEnc(mxKeyNot(mxKeyAlg2(mxKeyRotateLeftBits(mxKeyReverseBits(mxKeyRotEnc2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(mxKeySwapBitsD(mxKeyXorB(mxKeyAlg2(mxKeyReverse(p2kproc3(changeDuplicatesB(mxKeyAddRR(mxKeyXor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Bits(mxKeySwapBitsF(mxKeyByBitEnc(mxKeySwapBitsG(changeDuplicatesC2(mxKeyRotateLeftBits(mxKeyNot(mxKeySwapMinors3(changeDuplicatesB(mxKeyRotateLeft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ByBitEnc(mxKeyAlg2(changeDuplicatesB(mxKeyRotateLeftBits(mxKeyAlg1(mxKeyShuffle(mxKeyReverse(mxKeyXorRR(mxKeyShuffle(mxKeySwapBit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F(mxKeySwapBitsF(mxKeyReverseBits(mxKeyAlg2(mxKeyReverse(mxKeyShuffle(mxKeySwapBitsD(mxKeySwapBitsE(mxKeyRotateLeftBits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ateLeftBits(mxKeyRotEnc2(mxKeyNot(mxKeyByBitEnc(mxKeySwapBitsEE2(mxKeyReverse(mxKeyXorRR(mxKeyAlg1(mxKeyRotateLeftBits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(mxKeySwapBitsRound(mxKeySwapBitsE(mxKeySwapBitsRound(mxKeyAlg1(mxKeyRotateLeftBits(mxKeyRotEnc2(changeDuplicatesC2(mxKeySwapMinors3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Bits(mxKeySwapBitsEE2(mxKeyAddRR(mxKeyNot(mxKeySwapBitsRound(changeDuplicatesC2(mxKeyReverseBits(mxKeyAddRR(mxKeyXor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XorB(mxKeyAlg1(mxKeySwapBitsD(mxKeyAddRR(mxKeyAddRR(mxKeyAddRR(mxKeyXorRR(mxKeyByBitEnc(mxKeyAdd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lg2(mxKeyAlg2(mxKeyByBitEnc(mxKeyAlg2(mxKeyRotEnc(mxKeyRotEnc(mxKeyXor(changeDuplicates(changeDuplicate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(mxKeyReverseBits(mxKeyShuffle(changeDuplicatesB(mxKeyXorRR(changeDuplicatesC2(mxKeyRotEnc(mxKeyRotEnc2(mxKeySwapMinors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(mxKeySwapBitsD(mxKeyRotateLeftBits(mxKeyReverseBits(mxKeyXorRR(p2kproc3(mxKeyXorRR(mxKeySwapBitsEE2(mxKeySwapBitsEE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lg2(mxKeyShuffle(mxKeySwapBitsD(mxKeySwapBitsD(mxKeySwapBitsG(mxKeyByBitEnc(mxKeyReverse(mxKeySwapBitsG(mxKeyByBitEnc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F(mxKeyRotateLeftBits(mxKeySwapBitsE(mxKeySwapBitsE(mxKeyByBitEnc(mxKeyByBitEnc(mxKeyShuffle(mxKeyAddRR(mxKeyAlg1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ddRR(mxKeySwapBitsRound(mxKeySwapMinors3(mxKeyAlg1(mxKeyRotEnc2(changeDuplicates(mxKeySwapBitsD(mxKeyXorB(changeDuplicatesC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ateLeftBits(mxKeyRotEnc2(mxKeySwapBitsF(mxKeyXorB(mxKeyXorB(mxKeySwapBitsF(mxKeyXorB(changeDuplicatesC2(mxKeySwapBitsF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ateLeftBits(mxKeySwapBitsG(mxKeyAlg2(mxKeySwapMinors3(mxKeyRotateLeftBits(mxKeyNot(mxKeySwapMinors3(mxKeySwapBitsE(mxKeyReverse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ateLeftBits(changeDuplicatesB(mxKeySwapBitsD(changeDuplicates(mxKeyXor(changeDuplicatesC2(mxKeyXor(mxKeySwapBitsD(mxKeyAddRR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2(mxKeySwapBitsEE2(mxKeyXor(mxKeySwapBitsD(mxKeyRotateLeftBits(changeDuplicates(changeDuplicatesB(p2kproc3(mxKeyXorRR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G(mxKeySwapMinors3(mxKeyReverse(mxKeyXorRR(changeDuplicates(mxKeyNot(mxKeyXorRR(mxKeySwapBitsD(mxKeyXor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ateLeftBits(changeDuplicatesB(mxKeyAlg1(mxKeyReverseBits(p2kproc3(mxKeySwapBitsEE2(mxKeyAlg1(mxKeyAddRR(mxKeyXorB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E(mxKeySwapMinors3(mxKeySwapMinors3(mxKeySwapBitsG(mxKeyReverseBits(mxKeySwapBitsE(changeDuplicates(mxKeyXorRR(mxKeySwapMinors3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D(changeDuplicates(mxKeyXor(changeDuplicatesB(mxKeySwapBitsRound(mxKeySwapBitsE(mxKeyRotEnc2(mxKeyByBitEnc(mxKeyShuffl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C2(mxKeyAlg2(mxKeyNot(mxKeySwapBitsF(mxKeySwapBitsD(p2kproc3(mxKeySwapBitsE(mxKeyReverseBits(mxKeyXor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ateLeftBits(mxKeyShuffle(mxKeyShuffle(changeDuplicatesB(mxKeyAlg2(mxKeyReverseBits(mxKeyRotateLeftBits(p2kproc3(mxKeyRotateLeft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G(mxKeyNot(mxKeyXorB(mxKeyReverse(mxKeySwapBitsF(mxKeyAlg2(mxKeyShuffle(mxKeyAddRR(mxKeySwapMinors3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ateLeftBits(mxKeyShuffle(changeDuplicatesC2(mxKeyNot(mxKeyXor(mxKeyByBitEnc(mxKeyRotEnc(mxKeyRotateLeftBits(mxKeyRotEnc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G(mxKeySwapBitsRound(changeDuplicatesC2(mxKeyXorB(mxKeyAddRR(mxKeyAlg1(p2kproc3(mxKeySwapBitsE(mxKeyRotEnc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F(mxKeySwapBitsD(mxKeySwapBitsEE2(mxKeyRotEnc(mxKeyReverse(mxKeyXorRR(mxKeyReverseBits(mxKeySwapBitsE(mxKeyAlg1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(mxKeyXor(mxKeyRotEnc(mxKeySwapBitsRound(mxKeySwapBitsG(mxKeyAddRR(p2kproc3(mxKeySwapBitsEE2(mxKeyByBitEnc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2(mxKeyReverseBits(mxKeySwapBitsD(mxKeySwapBitsF(mxKeyReverseBits(p2kproc3(mxKeyAddRR(mxKeyShuffle(mxKeyXor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Not(mxKeySwapBitsEE2(p2kproc3(changeDuplicatesC2(mxKeyReverse(mxKeyRotEnc(mxKeyNot(p2kproc3(mxKeyAlg2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Minors3(mxKeySwapBitsRound(mxKeyAddRR(changeDuplicatesC2(mxKeyXor(changeDuplicatesB(mxKeySwapBitsG(changeDuplicatesB(mxKeyAdd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(mxKeyXor(mxKeySwapBitsD(mxKeyRotEnc2(mxKeyRotateLeftBits(changeDuplicates(mxKeySwapBitsD(mxKeyXorB(mxKeyRotateLeftBits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p2kproc3(mxKeyXor(mxKeySwapBitsG(mxKeySwapBitsEE2(changeDuplicates(mxKeyByBitEnc(mxKeyAlg2(changeDuplicates(changeDuplicates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ddRR(mxKeyAddRR(mxKeySwapBitsEE2(mxKeyAddRR(mxKeySwapBitsG(mxKeyAddRR(mxKeyReverse(mxKeyAlg1(mxKeySwapBitsF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(mxKeyShuffle(mxKeyRotEnc2(mxKeySwapBitsF(mxKeyAlg1(mxKeyShuffle(mxKeyXorB(p2kproc3(mxKeySwapBitsRoun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huffle(mxKeyRotateLeftBits(changeDuplicatesB(mxKeyXor(mxKeyRotEnc2(mxKeySwapBitsD(mxKeySwapBitsEE2(mxKeyXor(mxKeyAdd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2(p2kproc3(changeDuplicates(mxKeyXorRR(mxKeySwapBitsG(mxKeyRotEnc(mxKeyXorB(mxKeyReverseBits(mxKeyByBi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B(mxKeyByBitEnc(mxKeySwapMinors3(mxKeyReverse(mxKeyRotEnc2(mxKeyRotEnc(mxKeySwapBitsEE2(p2kproc3(mxKeyByBitEnc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F(mxKeyByBitEnc(mxKeySwapBitsF(mxKeySwapBitsF(mxKeySwapBitsF(mxKeyXorRR(mxKeyShuffle(changeDuplicatesB(mxKeySwapBitsF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F(mxKeyRotEnc(mxKeySwapMinors3(mxKeyNot(mxKeyAlg1(mxKeyRotEnc2(changeDuplicates(changeDuplicates(mxKeyAdd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huffle(changeDuplicates(mxKeyShuffle(mxKeyXorRR(mxKeyRotEnc(mxKeyReverse(mxKeySwapBitsF(mxKeyByBitEnc(mxKeyRotEnc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Minors3(changeDuplicatesC2(changeDuplicates(mxKeySwapMinors3(mxKeyByBitEnc(mxKeySwapBitsRound(mxKeyAddRR(mxKeyXorB(changeDuplicates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D(mxKeyShuffle(mxKeySwapMinors3(changeDuplicates(mxKeyByBitEnc(mxKeySwapBitsD(mxKeyRotateLeftBits(mxKeyRotEnc(mxKeyRotEnc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Alg1(mxKeyAlg2(mxKeyRotateLeftBits(mxKeyReverse(mxKeyRotEnc2(mxKeyAddRR(mxKeyAlg2(mxKeyRotateLeftBits(mxKeySwapBitsD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EE2(mxKeyRotEnc2(changeDuplicatesC2(mxKeyXorB(mxKeyXorRR(changeDuplicates(changeDuplicatesB(mxKeySwapBitsRound(mxKeyRotEnc2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ByBitEnc(mxKeySwapBitsD(mxKeyShuffle(mxKeyAddRR(mxKeySwapBitsEE2(mxKeyRotateLeftBits(mxKeyRotEnc(mxKeyAlg2(mxKeyReverse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G(mxKeyXorRR(mxKeyAddRR(mxKeyXorRR(mxKeyReverseBits(mxKeySwapBitsG(p2kproc3(mxKeyRotateLeftBits(mxKeyReverseBits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B(mxKeyReverse(mxKeyXor(mxKeyByBitEnc(mxKeySwapBitsG(mxKeyAddRR(changeDuplicatesB(mxKeySwapBitsF(mxKeySwapBitsG(mxKeySwapBitsG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Alg2(mxKeyShuffle(mxKeyShuffle(mxKeySwapBitsF(mxKeyRotEnc2(mxKeySwapBitsD(mxKeyRotateLeftBits(mxKeyRotEnc(mxKeyRotEnc2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Minors3(mxKeyAddRR(mxKeyReverse(mxKeyAlg1(mxKeyReverse(mxKeySwapMinors3(mxKeySwapBitsRound(mxKeySwapBitsRound(mxKeyAlg1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huffle(mxKeyShuffle(mxKeySwapMinors3(mxKeySwapMinors3(mxKeyXorRR(mxKeyXorRR(mxKeyNot(mxKeyAddRR(mxKeyNot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E(mxKeyAddRR(changeDuplicates(mxKeySwapBitsF(mxKeySwapBitsE(mxKeySwapBitsE(mxKeySwapBitsE(mxKeySwapBitsF(mxKeyAlg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otEnc(changeDuplicatesC2(mxKeyAddRR(mxKeyReverseBits(changeDuplicatesB(mxKeyNot(mxKeyXorB(mxKeyReverseBits(mxKeySwapBitsRoun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ByBitEnc(changeDuplicatesB(mxKeyRotateLeftBits(mxKeyAddRR(mxKeyRotEnc(mxKeyXorB(mxKeyReverseBits(mxKeyAlg1(changeDuplicatesB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ByBitEnc(mxKeyXorRR(changeDuplicatesB(mxKeyXorRR(changeDuplicates(p2kproc3(mxKeySwapBitsF(mxKeyShuffle(mxKeyAlg1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everse(changeDuplicatesC2(mxKeySwapBitsRound(mxKeyXorB(mxKeyXorRR(changeDuplicatesB(mxKeyAddRR(mxKeyRotEnc(mxKeySwapBitsF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p2kproc3(mxKeySwapMinors3(mxKeySwapBitsD(mxKeySwapBitsD(mxKeyRotateLeftBits(p2kproc3(mxKeyAlg2(mxKeyReverse(mxKeyRotateLeftBits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ByBitEnc(mxKeySwapMinors3(mxKeyAddRR(mxKeyRotEnc(mxKeyNot(mxKeyByBitEnc(mxKeyShuffle(changeDuplicates(changeDuplicatesC2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RR(mxKeySwapBitsF(changeDuplicatesB(mxKeyXor(mxKeySwapBitsEE2(mxKeyXor(mxKeySwapMinors3(mxKeyNot(mxKeyAddRR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changeDuplicates(mxKeyAlg1(mxKeyReverse(mxKeyRotateLeftBits(mxKeySwapBitsRound(mxKeyRotateLeftBits(mxKeyNot(mxKeyXorB(mxKeyRotEnc2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Alg1(mxKeyRotEnc(mxKeyShuffle(mxKeyAlg1(mxKeyNot(changeDuplicatesB(mxKeyAddRR(changeDuplicates(changeDuplicatesB(mxKeySwapBitsG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Round(mxKeyAddRR(mxKeySwapBitsG(mxKeySwapMinors3(mxKeySwapBitsRound(changeDuplicatesB(mxKeyReverseBits(mxKeyRotEnc(changeDuplicate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Round(mxKeySwapMinors3(mxKeyAlg2(mxKeyXorB(mxKeyShuffle(mxKeySwapBitsG(mxKeySwapBitsF(mxKeySwapBitsG(mxKeyReverse(mxKeyNot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ByBitEnc(mxKeyRotEnc2(mxKeySwapBitsF(mxKeySwapBitsE(mxKeyNot(p2kproc3(mxKeyXorRR(mxKeyRotEnc2(changeDuplicate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XorB(changeDuplicatesB(mxKeyXorB(changeDuplicatesC2(mxKeyXorB(mxKeyReverse(mxKeySwapBitsF(mxKeyShuffle(mxKeySwapBitsF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Minors3(changeDuplicatesC2(changeDuplicates(mxKeySwapBitsD(mxKeySwapMinors3(changeDuplicatesB(mxKeyReverse(mxKeyXor(mxKeyAlg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E(mxKeySwapBitsRound(mxKeySwapBitsE(p2kproc3(mxKeySwapBitsRound(mxKeySwapBitsF(mxKeyByBitEnc(mxKeyAlg2(mxKeySwapMinors3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Not(mxKeyRotEnc2(mxKeyXorRR(mxKeyNot(mxKeySwapBitsG(mxKeyReverseBits(p2kproc3(changeDuplicates(mxKeySwapMinors3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F(mxKeySwapBitsE(mxKeyReverseBits(mxKeySwapBitsD(mxKeySwapMinors3(mxKeyRotEnc(mxKeyAlg2(changeDuplicatesB(mxKeyShuffle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otEnc(changeDuplicates(changeDuplicatesC2(mxKeyRotEnc2(mxKeyAddRR(changeDuplicatesB(mxKeySwapBitsF(changeDuplicatesB(mxKeyReverseBits(mxKeySwapBit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ByBitEnc(mxKeySwapBitsRound(mxKeyShuffle(mxKeySwapBitsF(mxKeySwapBitsF(mxKeyByBitEnc(mxKeySwapBitsF(mxKeyAddRR(mxKeySwapBitsRound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everse(mxKeyXor(mxKeySwapMinors3(changeDuplicates(mxKeyXorB(mxKeyReverseBits(mxKeySwapMinors3(mxKeyXor(changeDuplicates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SwapBitsG(mxKeySwapBitsD(changeDuplicates(mxKeySwapBitsG(mxKeyAlg1(mxKeySwapBitsRound(mxKeyRotateLeftBits(changeDuplicates(mxKeyNot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Reverse(mxKeySwapBitsD(mxKeySwapBitsD(mxKeyRotEnc2(mxKeySwapBitsEE2(mxKeyAlg1(changeDuplicatesB(mxKeyRotateLeftBits(mxKeyByBitEnc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changeDuplicates(mxKeyReverse(changeDuplicates(mxKeySwapBitsG(mxKeyAlg1(mxKeySwapMinors3(mxKeyXorB(mxKeyXorB(mxKeyRotEnc2(mxKeyRotEnc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RotEnc(mxKeyAddRR(mxKeySwapBitsRound(changeDuplicatesB(mxKeyRotEnc2(mxKeyByBitEnc(mxKeyRotEnc2(mxKeySwapMinors3(mxKeyXor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changeDuplicates(p2kproc3(mxKeySwapBitsEE2(changeDuplicates(changeDuplicatesC2(mxKeyXorRR(mxKeySwapMinors3(mxKeyAddRR(changeDuplicates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p2kproc3(mxKeySwapBitsRound(mxKeyAlg2(mxKeyAlg1(changeDuplicatesB(mxKeyByBitEnc(changeDuplicatesC2(mxKeySwapBitsG(mxKeySwapMinors3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RotateLeftBits(changeDuplicates(p2kproc3(p2kproc3(mxKeyXorB(mxKeySwapMinors3(mxKeySwapBitsRound(mxKeyRotEnc(mxKeySwapBitsD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2kproc1-2-3(changeDuplicatesB(changeDuplicatesC2(mxKeySwapBitsF(mxKeySwapBitsE(changeDuplicatesC2(mxKeyNot(mxKeyByBitEnc(mxKeyRotEnc2(mxKeyXorR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2kproc1-2-3(mxKeyByBitEnc(mxKeyNot(changeDuplicatesB(mxKeySwapBitsE(mxKeyReverse(mxKeySwapBitsG(mxKeyReverse(mxKeyReverse(mxKeyAdd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2kproc1-2-3(mxKeySwapBitsF(mxKeySwapBitsF(mxKeyXor(mxKeyShuffle(mxKeyXorRR(changeDuplicatesC2(mxKeyAddRR(mxKeyXor(mxKeyRotEnc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p2kproc1-2-3(mxKeyRotEnc(mxKeyReverseBits(mxKeyXor(mxKeyRotEnc(mxKeyShuffle(mxKeyRotEnc2(mxKeyXorRR(mxKeySwapBitsE(mxKeyReverse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11'.A1:'pass2key_procgen-B-RANDxx-MAX-SUM-11'.D950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5T13:20:52.853334920</dc:date>
    <meta:editing-duration>PT43S</meta:editing-duration>
    <meta:editing-cycles>1</meta:editing-cycles>
    <meta:document-statistic meta:table-count="1" meta:cell-count="3800" meta:object-count="0"/>
    <meta:generator>LibreOffice/6.3.4.2.0$Linux_X86_64 LibreOffice_project/30$Build-2</meta:generator>
  </office:meta>
</office:document-meta>
</file>